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52443733" calcext:value-type="float">
            <text:p>0.04524437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04014267" calcext:value-type="float">
            <text:p>0.09040142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54582733" calcext:value-type="float">
            <text:p>0.13545827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04037133" calcext:value-type="float">
            <text:p>0.18040371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52284" calcext:value-type="float">
            <text:p>0.225228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699249667" calcext:value-type="float">
            <text:p>0.2699249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1448816" calcext:value-type="float">
            <text:p>0.314488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5891496" calcext:value-type="float">
            <text:p>0.3589149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0320482" calcext:value-type="float">
            <text:p>0.403204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473599933" calcext:value-type="float">
            <text:p>0.44735999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9138608" calcext:value-type="float">
            <text:p>0.491386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352928867" calcext:value-type="float">
            <text:p>0.53529288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5790958067" calcext:value-type="float">
            <text:p>0.57909580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228183467" calcext:value-type="float">
            <text:p>0.622818346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664973733" calcext:value-type="float">
            <text:p>0.66649737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101965533" calcext:value-type="float">
            <text:p>0.710196553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540516867" calcext:value-type="float">
            <text:p>0.754051686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79852874" calcext:value-type="float">
            <text:p>0.7985287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8669971733" calcext:value-type="float">
            <text:p>0.86699717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084795267" calcext:value-type="float">
            <text:p>0.908479526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5081734" calcext:value-type="float">
            <text:p>0.9508173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34924467" calcext:value-type="float">
            <text:p>0.99349244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0364101867" calcext:value-type="float">
            <text:p>1.036410186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0795546267" calcext:value-type="float">
            <text:p>1.079554626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1229320267" calcext:value-type="float">
            <text:p>1.12293202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16655322" calcext:value-type="float">
            <text:p>1.1665532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21042586" calcext:value-type="float">
            <text:p>1.2104258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2545505533" calcext:value-type="float">
            <text:p>1.25455055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2989192333" calcext:value-type="float">
            <text:p>1.29891923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3435152867" calcext:value-type="float">
            <text:p>1.34351528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388315" calcext:value-type="float">
            <text:p>1.38831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4332898867" calcext:value-type="float">
            <text:p>1.43328988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4784094333" calcext:value-type="float">
            <text:p>1.47840943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5236437" calcext:value-type="float">
            <text:p>1.523643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5689653867" calcext:value-type="float">
            <text:p>1.568965386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6143510667" calcext:value-type="float">
            <text:p>1.614351066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6597815467" calcext:value-type="float">
            <text:p>1.659781546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7052414267" calcext:value-type="float">
            <text:p>1.705241426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7507181" calcext:value-type="float">
            <text:p>1.750718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7962005467" calcext:value-type="float">
            <text:p>1.796200546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84167814" calcext:value-type="float">
            <text:p>1.8416781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88713974" calcext:value-type="float">
            <text:p>1.8871397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93257316" calcext:value-type="float">
            <text:p>1.9325731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97796508" calcext:value-type="float">
            <text:p>1.9779650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0233013267" calcext:value-type="float">
            <text:p>2.023301326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06856744" calcext:value-type="float">
            <text:p>2.0685674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1137493867" calcext:value-type="float">
            <text:p>2.113749386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1588343067" calcext:value-type="float">
            <text:p>2.15883430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.2038111933" calcext:value-type="float">
            <text:p>2.203811193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2486714" calcext:value-type="float">
            <text:p>2.248671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2934089133" calcext:value-type="float">
            <text:p>2.293408913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.3380204133" calcext:value-type="float">
            <text:p>2.338020413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38250506" calcext:value-type="float">
            <text:p>2.3825050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4268640533" calcext:value-type="float">
            <text:p>2.426864053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4710999933" calcext:value-type="float">
            <text:p>2.47109999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5152161533" calcext:value-type="float">
            <text:p>2.515216153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5592156933" calcext:value-type="float">
            <text:p>2.559215693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.60310088" calcext:value-type="float">
            <text:p>2.6031008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6468723" calcext:value-type="float">
            <text:p>2.646872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6905277667" calcext:value-type="float">
            <text:p>2.690527766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73406008" calcext:value-type="float">
            <text:p>2.7340600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77745126" calcext:value-type="float">
            <text:p>2.7774512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82065436" calcext:value-type="float">
            <text:p>2.8206543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8635155333" calcext:value-type="float">
            <text:p>2.863515533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90501288" calcext:value-type="float">
            <text:p>2.9050128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9514327933" calcext:value-type="float">
            <text:p>2.951432793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9958692267" calcext:value-type="float">
            <text:p>2.99586922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0399816867" calcext:value-type="float">
            <text:p>3.039981686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.0839920933" calcext:value-type="float">
            <text:p>3.083992093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1279830333" calcext:value-type="float">
            <text:p>3.127983033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.1719989" calcext:value-type="float">
            <text:p>3.171998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2160681467" calcext:value-type="float">
            <text:p>3.216068146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.2602105867" calcext:value-type="float">
            <text:p>3.26021058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.3044405333" calcext:value-type="float">
            <text:p>3.304440533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.3487683933" calcext:value-type="float">
            <text:p>3.348768393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3932016133" calcext:value-type="float">
            <text:p>3.393201613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4377451867" calcext:value-type="float">
            <text:p>3.437745186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.4824019067" calcext:value-type="float">
            <text:p>3.482401906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.5271724333" calcext:value-type="float">
            <text:p>3.52717243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57205522" calcext:value-type="float">
            <text:p>3.5720552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6170464333" calcext:value-type="float">
            <text:p>3.617046433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.6621398667" calcext:value-type="float">
            <text:p>3.662139866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7073269333" calcext:value-type="float">
            <text:p>3.707326933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.75259674" calcext:value-type="float">
            <text:p>3.7525967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7979362667" calcext:value-type="float">
            <text:p>3.797936266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8433306467" calcext:value-type="float">
            <text:p>3.843330646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8887635133" calcext:value-type="float">
            <text:p>3.888763513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9342174667" calcext:value-type="float">
            <text:p>3.934217466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97967456" calcext:value-type="float">
            <text:p>3.9796745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.0251168733" calcext:value-type="float">
            <text:p>4.025116873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.07052706" calcext:value-type="float">
            <text:p>4.0705270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.1158888533" calcext:value-type="float">
            <text:p>4.115888853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.1611874933" calcext:value-type="float">
            <text:p>4.161187493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.2064100067" calcext:value-type="float">
            <text:p>4.206410006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.2515453267" calcext:value-type="float">
            <text:p>4.251545326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.2965842467" calcext:value-type="float">
            <text:p>4.296584246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.3415192533" calcext:value-type="float">
            <text:p>4.341519253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.3863443" calcext:value-type="float">
            <text:p>4.386344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.4310545733" calcext:value-type="float">
            <text:p>4.431054573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.4756463133" calcext:value-type="float">
            <text:p>4.475646313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.5201166667" calcext:value-type="float">
            <text:p>4.520116666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.5644636333" calcext:value-type="float">
            <text:p>4.564463633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.6086859933" calcext:value-type="float">
            <text:p>4.608685993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.6527831933" calcext:value-type="float">
            <text:p>4.652783193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4.69675516" calcext:value-type="float">
            <text:p>4.6967551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4.74060196" calcext:value-type="float">
            <text:p>4.7406019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.78432308" calcext:value-type="float">
            <text:p>4.7843230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.8279158933" calcext:value-type="float">
            <text:p>4.827915893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.87137128" calcext:value-type="float">
            <text:p>4.8713712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.9146582733" calcext:value-type="float">
            <text:p>4.914658273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.9576379533" calcext:value-type="float">
            <text:p>4.957637953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.99638962" calcext:value-type="float">
            <text:p>4.9963896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.0404308733" calcext:value-type="float">
            <text:p>5.040430873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.08412016" calcext:value-type="float">
            <text:p>5.0841201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.1277208667" calcext:value-type="float">
            <text:p>5.127720866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.17131352" calcext:value-type="float">
            <text:p>5.1713135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.2149451133" calcext:value-type="float">
            <text:p>5.214945113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.2586500533" calcext:value-type="float">
            <text:p>5.258650053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.30245488" calcext:value-type="float">
            <text:p>5.3024548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.3463795" calcext:value-type="float">
            <text:p>5.346379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.39043762" calcext:value-type="float">
            <text:p>5.3904376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.4346372267" calcext:value-type="float">
            <text:p>5.434637226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.4789813" calcext:value-type="float">
            <text:p>5.478981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.5234686333" calcext:value-type="float">
            <text:p>5.52346863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.5680947333" calcext:value-type="float">
            <text:p>5.568094733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.6128525733" calcext:value-type="float">
            <text:p>5.612852573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.6577332067" calcext:value-type="float">
            <text:p>5.657733206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70272616" calcext:value-type="float">
            <text:p>5.7027261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.74781966" calcext:value-type="float">
            <text:p>5.7478196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.7930007933" calcext:value-type="float">
            <text:p>5.793000793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.8382556267" calcext:value-type="float">
            <text:p>5.838255626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.8835693467" calcext:value-type="float">
            <text:p>5.883569346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.92892644" calcext:value-type="float">
            <text:p>5.9289264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.9743108467" calcext:value-type="float">
            <text:p>5.974310846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.0197061533" calcext:value-type="float">
            <text:p>6.019706153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.0650957467" calcext:value-type="float">
            <text:p>6.065095746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.1104629467" calcext:value-type="float">
            <text:p>6.110462946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.1557911667" calcext:value-type="float">
            <text:p>6.155791166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.2010641133" calcext:value-type="float">
            <text:p>6.201064113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.24626608" calcext:value-type="float">
            <text:p>6.2462660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.2913823333" calcext:value-type="float">
            <text:p>6.291382333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.3363995733" calcext:value-type="float">
            <text:p>6.336399573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.3813064533" calcext:value-type="float">
            <text:p>6.381306453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.42609408" calcext:value-type="float">
            <text:p>6.4260940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6.4707563667" calcext:value-type="float">
            <text:p>6.470756366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.5152902533" calcext:value-type="float">
            <text:p>6.51529025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6.55969562" calcext:value-type="float">
            <text:p>6.5596956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.6039749667" calcext:value-type="float">
            <text:p>6.60397496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6.6481328" calcext:value-type="float">
            <text:p>6.648132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786656" calcext:value-type="float">
            <text:p>6.786656</text:p>
          </table:table-cell>
          <table:table-cell office:value-type="float" office:value="6.6921748267" calcext:value-type="float">
            <text:p>6.6921748267</text:p>
          </table:table-cell>
          <table:table-cell table:formula="of:=POWER([.C151]-6.75;2)" office:value-type="float" office:value="0.00334375066717497" calcext:value-type="float">
            <text:p>0.0033437507</text:p>
          </table:table-cell>
          <table:table-cell table:formula="of:=SQRT(SUM([.D151:.D250])/100)" office:value-type="float" office:value="0.0729539917291478" calcext:value-type="float">
            <text:p>0.072953991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773558" calcext:value-type="float">
            <text:p>6.773558</text:p>
          </table:table-cell>
          <table:table-cell office:value-type="float" office:value="6.6908625733" calcext:value-type="float">
            <text:p>6.6908625733</text:p>
          </table:table-cell>
          <table:table-cell table:formula="of:=POWER([.C152]-6.75;2)" office:value-type="float" office:value="0.00349723523669782" calcext:value-type="float">
            <text:p>0.00349723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58527" calcext:value-type="float">
            <text:p>6.758527</text:p>
          </table:table-cell>
          <table:table-cell office:value-type="float" office:value="6.6895326867" calcext:value-type="float">
            <text:p>6.6895326867</text:p>
          </table:table-cell>
          <table:table-cell table:formula="of:=POWER([.C153]-6.75;2)" office:value-type="float" office:value="0.00365629597772038" calcext:value-type="float">
            <text:p>0.00365629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741816" calcext:value-type="float">
            <text:p>6.741816</text:p>
          </table:table-cell>
          <table:table-cell office:value-type="float" office:value="6.68820054" calcext:value-type="float">
            <text:p>6.68820054</text:p>
          </table:table-cell>
          <table:table-cell table:formula="of:=POWER([.C154]-6.75;2)" office:value-type="float" office:value="0.00381917325629155" calcext:value-type="float">
            <text:p>0.003819173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723703" calcext:value-type="float">
            <text:p>6.723703</text:p>
          </table:table-cell>
          <table:table-cell office:value-type="float" office:value="6.6868749133" calcext:value-type="float">
            <text:p>6.6868749133</text:p>
          </table:table-cell>
          <table:table-cell table:formula="of:=POWER([.C155]-6.75;2)" office:value-type="float" office:value="0.00398477657088245" calcext:value-type="float">
            <text:p>0.003984776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704485" calcext:value-type="float">
            <text:p>6.704485</text:p>
          </table:table-cell>
          <table:table-cell office:value-type="float" office:value="6.6855526867" calcext:value-type="float">
            <text:p>6.6855526867</text:p>
          </table:table-cell>
          <table:table-cell table:formula="of:=POWER([.C156]-6.75;2)" office:value-type="float" office:value="0.00415345619158831" calcext:value-type="float">
            <text:p>0.004153456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684479" calcext:value-type="float">
            <text:p>6.684479</text:p>
          </table:table-cell>
          <table:table-cell office:value-type="float" office:value="6.6842042467" calcext:value-type="float">
            <text:p>6.6842042467</text:p>
          </table:table-cell>
          <table:table-cell table:formula="of:=POWER([.C157]-6.75;2)" office:value-type="float" office:value="0.00432908115231443" calcext:value-type="float">
            <text:p>0.004329081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6402" calcext:value-type="float">
            <text:p>6.66402</text:p>
          </table:table-cell>
          <table:table-cell office:value-type="float" office:value="6.6827172267" calcext:value-type="float">
            <text:p>6.6827172267</text:p>
          </table:table-cell>
          <table:table-cell table:formula="of:=POWER([.C158]-6.75;2)" office:value-type="float" office:value="0.00452697158293915" calcext:value-type="float">
            <text:p>0.004526971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43479" calcext:value-type="float">
            <text:p>6.643479</text:p>
          </table:table-cell>
          <table:table-cell office:value-type="float" office:value="6.6804611533" calcext:value-type="float">
            <text:p>6.6804611533</text:p>
          </table:table-cell>
          <table:table-cell table:formula="of:=POWER([.C159]-6.75;2)" office:value-type="float" office:value="0.00483565120036616" calcext:value-type="float">
            <text:p>0.004835651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623276" calcext:value-type="float">
            <text:p>6.623276</text:p>
          </table:table-cell>
          <table:table-cell office:value-type="float" office:value="6.6843598267" calcext:value-type="float">
            <text:p>6.6843598267</text:p>
          </table:table-cell>
          <table:table-cell table:formula="of:=POWER([.C160]-6.75;2)" office:value-type="float" office:value="0.00430863235085407" calcext:value-type="float">
            <text:p>0.004308632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603913" calcext:value-type="float">
            <text:p>6.603913</text:p>
          </table:table-cell>
          <table:table-cell office:value-type="float" office:value="6.6848214267" calcext:value-type="float">
            <text:p>6.6848214267</text:p>
          </table:table-cell>
          <table:table-cell table:formula="of:=POWER([.C161]-6.75;2)" office:value-type="float" office:value="0.00424824641742346" calcext:value-type="float">
            <text:p>0.004248246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586021" calcext:value-type="float">
            <text:p>6.586021</text:p>
          </table:table-cell>
          <table:table-cell office:value-type="float" office:value="6.68502294" calcext:value-type="float">
            <text:p>6.68502294</text:p>
          </table:table-cell>
          <table:table-cell table:formula="of:=POWER([.C162]-6.75;2)" office:value-type="float" office:value="0.00422201832624365" calcext:value-type="float">
            <text:p>0.004222018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570438" calcext:value-type="float">
            <text:p>6.570438</text:p>
          </table:table-cell>
          <table:table-cell office:value-type="float" office:value="6.68521672" calcext:value-type="float">
            <text:p>6.68521672</text:p>
          </table:table-cell>
          <table:table-cell table:formula="of:=POWER([.C163]-6.75;2)" office:value-type="float" office:value="0.00419687336755844" calcext:value-type="float">
            <text:p>0.004196873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558381" calcext:value-type="float">
            <text:p>6.558381</text:p>
          </table:table-cell>
          <table:table-cell office:value-type="float" office:value="6.6854748267" calcext:value-type="float">
            <text:p>6.6854748267</text:p>
          </table:table-cell>
          <table:table-cell table:formula="of:=POWER([.C164]-6.75;2)" office:value-type="float" office:value="0.00416349798939501" calcext:value-type="float">
            <text:p>0.00416349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551854" calcext:value-type="float">
            <text:p>6.551854</text:p>
          </table:table-cell>
          <table:table-cell office:value-type="float" office:value="6.6858195867" calcext:value-type="float">
            <text:p>6.6858195867</text:p>
          </table:table-cell>
          <table:table-cell table:formula="of:=POWER([.C165]-6.75;2)" office:value-type="float" office:value="0.00411912545135881" calcext:value-type="float">
            <text:p>0.004119125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554877" calcext:value-type="float">
            <text:p>6.554877</text:p>
          </table:table-cell>
          <table:table-cell office:value-type="float" office:value="6.68624476" calcext:value-type="float">
            <text:p>6.68624476</text:p>
          </table:table-cell>
          <table:table-cell table:formula="of:=POWER([.C166]-6.75;2)" office:value-type="float" office:value="0.00406473062745758" calcext:value-type="float">
            <text:p>0.004064730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57827" calcext:value-type="float">
            <text:p>6.57827</text:p>
          </table:table-cell>
          <table:table-cell office:value-type="float" office:value="6.6867100133" calcext:value-type="float">
            <text:p>6.6867100133</text:p>
          </table:table-cell>
          <table:table-cell table:formula="of:=POWER([.C167]-6.75;2)" office:value-type="float" office:value="0.00400562241648619" calcext:value-type="float">
            <text:p>0.004005622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71558" calcext:value-type="float">
            <text:p>6.671558</text:p>
          </table:table-cell>
          <table:table-cell office:value-type="float" office:value="6.68709834" calcext:value-type="float">
            <text:p>6.68709834</text:p>
          </table:table-cell>
          <table:table-cell table:formula="of:=POWER([.C168]-6.75;2)" office:value-type="float" office:value="0.00395661883075555" calcext:value-type="float">
            <text:p>0.003956618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270265" calcext:value-type="float">
            <text:p>10.270265</text:p>
          </table:table-cell>
          <table:table-cell office:value-type="float" office:value="6.6869589467" calcext:value-type="float">
            <text:p>6.6869589467</text:p>
          </table:table-cell>
          <table:table-cell table:formula="of:=POWER([.C169]-6.75;2)" office:value-type="float" office:value="0.00397417440117345" calcext:value-type="float">
            <text:p>0.003974174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222353" calcext:value-type="float">
            <text:p>6.222353</text:p>
          </table:table-cell>
          <table:table-cell office:value-type="float" office:value="6.6629341067" calcext:value-type="float">
            <text:p>6.6629341067</text:p>
          </table:table-cell>
          <table:table-cell table:formula="of:=POWER([.C170]-6.75;2)" office:value-type="float" office:value="0.00758046977612701" calcext:value-type="float">
            <text:p>0.007580469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350672" calcext:value-type="float">
            <text:p>6.350672</text:p>
          </table:table-cell>
          <table:table-cell office:value-type="float" office:value="6.66600946" calcext:value-type="float">
            <text:p>6.66600946</text:p>
          </table:table-cell>
          <table:table-cell table:formula="of:=POWER([.C171]-6.75;2)" office:value-type="float" office:value="0.00705441080949165" calcext:value-type="float">
            <text:p>0.007054410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401266" calcext:value-type="float">
            <text:p>6.401266</text:p>
          </table:table-cell>
          <table:table-cell office:value-type="float" office:value="6.6683479133" calcext:value-type="float">
            <text:p>6.6683479133</text:p>
          </table:table-cell>
          <table:table-cell table:formula="of:=POWER([.C172]-6.75;2)" office:value-type="float" office:value="0.00666706326246434" calcext:value-type="float">
            <text:p>0.006667063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437661" calcext:value-type="float">
            <text:p>6.437661</text:p>
          </table:table-cell>
          <table:table-cell office:value-type="float" office:value="6.67046828" calcext:value-type="float">
            <text:p>6.67046828</text:p>
          </table:table-cell>
          <table:table-cell table:formula="of:=POWER([.C173]-6.75;2)" office:value-type="float" office:value="0.00632529448615845" calcext:value-type="float">
            <text:p>0.006325294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471666" calcext:value-type="float">
            <text:p>6.471666</text:p>
          </table:table-cell>
          <table:table-cell office:value-type="float" office:value="6.6724621733" calcext:value-type="float">
            <text:p>6.6724621733</text:p>
          </table:table-cell>
          <table:table-cell table:formula="of:=POWER([.C174]-6.75;2)" office:value-type="float" office:value="0.0060121145693593" calcext:value-type="float">
            <text:p>0.006012114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50661" calcext:value-type="float">
            <text:p>6.50661</text:p>
          </table:table-cell>
          <table:table-cell office:value-type="float" office:value="6.6743390533" calcext:value-type="float">
            <text:p>6.6743390533</text:p>
          </table:table-cell>
          <table:table-cell table:formula="of:=POWER([.C175]-6.75;2)" office:value-type="float" office:value="0.00572457885554028" calcext:value-type="float">
            <text:p>0.005724578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543179" calcext:value-type="float">
            <text:p>6.543179</text:p>
          </table:table-cell>
          <table:table-cell office:value-type="float" office:value="6.6760832267" calcext:value-type="float">
            <text:p>6.6760832267</text:p>
          </table:table-cell>
          <table:table-cell table:formula="of:=POWER([.C176]-6.75;2)" office:value-type="float" office:value="0.00546368937508355" calcext:value-type="float">
            <text:p>0.005463689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580896" calcext:value-type="float">
            <text:p>6.580896</text:p>
          </table:table-cell>
          <table:table-cell office:value-type="float" office:value="6.6776720267" calcext:value-type="float">
            <text:p>6.6776720267</text:p>
          </table:table-cell>
          <table:table-cell table:formula="of:=POWER([.C177]-6.75;2)" office:value-type="float" office:value="0.00523133572168554" calcext:value-type="float">
            <text:p>0.005231335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618704" calcext:value-type="float">
            <text:p>6.618704</text:p>
          </table:table-cell>
          <table:table-cell office:value-type="float" office:value="6.6790842" calcext:value-type="float">
            <text:p>6.6790842</text:p>
          </table:table-cell>
          <table:table-cell table:formula="of:=POWER([.C178]-6.75;2)" office:value-type="float" office:value="0.00502905068963998" calcext:value-type="float">
            <text:p>0.005029050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655302" calcext:value-type="float">
            <text:p>6.655302</text:p>
          </table:table-cell>
          <table:table-cell office:value-type="float" office:value="6.6803043667" calcext:value-type="float">
            <text:p>6.6803043667</text:p>
          </table:table-cell>
          <table:table-cell table:formula="of:=POWER([.C179]-6.75;2)" office:value-type="float" office:value="0.00485748130108811" calcext:value-type="float">
            <text:p>0.004857481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689408" calcext:value-type="float">
            <text:p>6.689408</text:p>
          </table:table-cell>
          <table:table-cell office:value-type="float" office:value="6.6813252" calcext:value-type="float">
            <text:p>6.6813252</text:p>
          </table:table-cell>
          <table:table-cell table:formula="of:=POWER([.C180]-6.75;2)" office:value-type="float" office:value="0.00471622815504002" calcext:value-type="float">
            <text:p>0.004716228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719957" calcext:value-type="float">
            <text:p>6.719957</text:p>
          </table:table-cell>
          <table:table-cell office:value-type="float" office:value="6.6821477133" calcext:value-type="float">
            <text:p>6.6821477133</text:p>
          </table:table-cell>
          <table:table-cell table:formula="of:=POWER([.C181]-6.75;2)" office:value-type="float" office:value="0.00460393281041899" calcext:value-type="float">
            <text:p>0.004603932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746233" calcext:value-type="float">
            <text:p>6.746233</text:p>
          </table:table-cell>
          <table:table-cell office:value-type="float" office:value="6.68278012" calcext:value-type="float">
            <text:p>6.68278012</text:p>
          </table:table-cell>
          <table:table-cell table:formula="of:=POWER([.C182]-6.75;2)" office:value-type="float" office:value="0.00451851226721436" calcext:value-type="float">
            <text:p>0.004518512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767932" calcext:value-type="float">
            <text:p>6.767932</text:p>
          </table:table-cell>
          <table:table-cell office:value-type="float" office:value="6.6832357" calcext:value-type="float">
            <text:p>6.6832357</text:p>
          </table:table-cell>
          <table:table-cell table:formula="of:=POWER([.C183]-6.75;2)" office:value-type="float" office:value="0.00445747175449" calcext:value-type="float">
            <text:p>0.004457471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78514" calcext:value-type="float">
            <text:p>6.78514</text:p>
          </table:table-cell>
          <table:table-cell office:value-type="float" office:value="6.6835301867" calcext:value-type="float">
            <text:p>6.6835301867</text:p>
          </table:table-cell>
          <table:table-cell table:formula="of:=POWER([.C184]-6.75;2)" office:value-type="float" office:value="0.0044182360801369" calcext:value-type="float">
            <text:p>0.004418236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798253" calcext:value-type="float">
            <text:p>6.798253</text:p>
          </table:table-cell>
          <table:table-cell office:value-type="float" office:value="6.68367926" calcext:value-type="float">
            <text:p>6.68367926</text:p>
          </table:table-cell>
          <table:table-cell table:formula="of:=POWER([.C185]-6.75;2)" office:value-type="float" office:value="0.00439844055414761" calcext:value-type="float">
            <text:p>0.004398440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07852" calcext:value-type="float">
            <text:p>6.807852</text:p>
          </table:table-cell>
          <table:table-cell office:value-type="float" office:value="6.6836965867" calcext:value-type="float">
            <text:p>6.6836965867</text:p>
          </table:table-cell>
          <table:table-cell table:formula="of:=POWER([.C186]-6.75;2)" office:value-type="float" office:value="0.00439614261523062" calcext:value-type="float">
            <text:p>0.004396142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14572" calcext:value-type="float">
            <text:p>6.814572</text:p>
          </table:table-cell>
          <table:table-cell office:value-type="float" office:value="6.68359276" calcext:value-type="float">
            <text:p>6.68359276</text:p>
          </table:table-cell>
          <table:table-cell table:formula="of:=POWER([.C187]-6.75;2)" office:value-type="float" office:value="0.00440992152441763" calcext:value-type="float">
            <text:p>0.004409921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818982" calcext:value-type="float">
            <text:p>6.818982</text:p>
          </table:table-cell>
          <table:table-cell office:value-type="float" office:value="6.68337514" calcext:value-type="float">
            <text:p>6.68337514</text:p>
          </table:table-cell>
          <table:table-cell table:formula="of:=POWER([.C188]-6.75;2)" office:value-type="float" office:value="0.00443887197001962" calcext:value-type="float">
            <text:p>0.00443887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821501" calcext:value-type="float">
            <text:p>6.821501</text:p>
          </table:table-cell>
          <table:table-cell office:value-type="float" office:value="6.68304854" calcext:value-type="float">
            <text:p>6.68304854</text:p>
          </table:table-cell>
          <table:table-cell table:formula="of:=POWER([.C189]-6.75;2)" office:value-type="float" office:value="0.00448249799613164" calcext:value-type="float">
            <text:p>0.00448249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822367" calcext:value-type="float">
            <text:p>6.822367</text:p>
          </table:table-cell>
          <table:table-cell office:value-type="float" office:value="6.68261646" calcext:value-type="float">
            <text:p>6.68261646</text:p>
          </table:table-cell>
          <table:table-cell table:formula="of:=POWER([.C190]-6.75;2)" office:value-type="float" office:value="0.00454054146293157" calcext:value-type="float">
            <text:p>0.004540541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821639" calcext:value-type="float">
            <text:p>6.821639</text:p>
          </table:table-cell>
          <table:table-cell office:value-type="float" office:value="6.6820824733" calcext:value-type="float">
            <text:p>6.6820824733</text:p>
          </table:table-cell>
          <table:table-cell table:formula="of:=POWER([.C191]-6.75;2)" office:value-type="float" office:value="0.00461279043304516" calcext:value-type="float">
            <text:p>0.004612790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81924" calcext:value-type="float">
            <text:p>6.81924</text:p>
          </table:table-cell>
          <table:table-cell office:value-type="float" office:value="6.68145152" calcext:value-type="float">
            <text:p>6.68145152</text:p>
          </table:table-cell>
          <table:table-cell table:formula="of:=POWER([.C192]-6.75;2)" office:value-type="float" office:value="0.00469889411031046" calcext:value-type="float">
            <text:p>0.004698894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815013" calcext:value-type="float">
            <text:p>6.815013</text:p>
          </table:table-cell>
          <table:table-cell office:value-type="float" office:value="6.6807307733" calcext:value-type="float">
            <text:p>6.6807307733</text:p>
          </table:table-cell>
          <table:table-cell table:formula="of:=POWER([.C193]-6.75;2)" office:value-type="float" office:value="0.00479822576761604" calcext:value-type="float">
            <text:p>0.004798225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808788" calcext:value-type="float">
            <text:p>6.808788</text:p>
          </table:table-cell>
          <table:table-cell office:value-type="float" office:value="6.6799300133" calcext:value-type="float">
            <text:p>6.6799300133</text:p>
          </table:table-cell>
          <table:table-cell table:formula="of:=POWER([.C194]-6.75;2)" office:value-type="float" office:value="0.00490980303613819" calcext:value-type="float">
            <text:p>0.00490980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800437" calcext:value-type="float">
            <text:p>6.800437</text:p>
          </table:table-cell>
          <table:table-cell office:value-type="float" office:value="6.6790614533" calcext:value-type="float">
            <text:p>6.6790614533</text:p>
          </table:table-cell>
          <table:table-cell table:formula="of:=POWER([.C195]-6.75;2)" office:value-type="float" office:value="0.00503227740790806" calcext:value-type="float">
            <text:p>0.005032277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89917" calcext:value-type="float">
            <text:p>6.789917</text:p>
          </table:table-cell>
          <table:table-cell office:value-type="float" office:value="6.6781391067" calcext:value-type="float">
            <text:p>6.6781391067</text:p>
          </table:table-cell>
          <table:table-cell table:formula="of:=POWER([.C196]-6.75;2)" office:value-type="float" office:value="0.00516398798587402" calcext:value-type="float">
            <text:p>0.00516398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77292" calcext:value-type="float">
            <text:p>6.777292</text:p>
          </table:table-cell>
          <table:table-cell office:value-type="float" office:value="6.6771778733" calcext:value-type="float">
            <text:p>6.6771778733</text:p>
          </table:table-cell>
          <table:table-cell table:formula="of:=POWER([.C197]-6.75;2)" office:value-type="float" office:value="0.00530306213711088" calcext:value-type="float">
            <text:p>0.005303062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62738" calcext:value-type="float">
            <text:p>6.762738</text:p>
          </table:table-cell>
          <table:table-cell office:value-type="float" office:value="6.6761925133" calcext:value-type="float">
            <text:p>6.6761925133</text:p>
          </table:table-cell>
          <table:table-cell table:formula="of:=POWER([.C198]-6.75;2)" office:value-type="float" office:value="0.00544754509297065" calcext:value-type="float">
            <text:p>0.005447545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46533" calcext:value-type="float">
            <text:p>6.746533</text:p>
          </table:table-cell>
          <table:table-cell office:value-type="float" office:value="6.67519662" calcext:value-type="float">
            <text:p>6.67519662</text:p>
          </table:table-cell>
          <table:table-cell table:formula="of:=POWER([.C199]-6.75;2)" office:value-type="float" office:value="0.00559554565942435" calcext:value-type="float">
            <text:p>0.005595545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29031" calcext:value-type="float">
            <text:p>6.729031</text:p>
          </table:table-cell>
          <table:table-cell office:value-type="float" office:value="6.6742017067" calcext:value-type="float">
            <text:p>6.6742017067</text:p>
          </table:table-cell>
          <table:table-cell table:formula="of:=POWER([.C200]-6.75;2)" office:value-type="float" office:value="0.00574538126719284" calcext:value-type="float">
            <text:p>0.005745381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10627" calcext:value-type="float">
            <text:p>6.710627</text:p>
          </table:table-cell>
          <table:table-cell office:value-type="float" office:value="6.6732164" calcext:value-type="float">
            <text:p>6.6732164</text:p>
          </table:table-cell>
          <table:table-cell table:formula="of:=POWER([.C201]-6.75;2)" office:value-type="float" office:value="0.00589572122895996" calcext:value-type="float">
            <text:p>0.005895721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91725" calcext:value-type="float">
            <text:p>6.691725</text:p>
          </table:table-cell>
          <table:table-cell office:value-type="float" office:value="6.6722453533" calcext:value-type="float">
            <text:p>6.6722453533</text:p>
          </table:table-cell>
          <table:table-cell table:formula="of:=POWER([.C202]-6.75;2)" office:value-type="float" office:value="0.0060457850834418" calcext:value-type="float">
            <text:p>0.006045785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72697" calcext:value-type="float">
            <text:p>6.672697</text:p>
          </table:table-cell>
          <table:table-cell office:value-type="float" office:value="6.6712866867" calcext:value-type="float">
            <text:p>6.6712866867</text:p>
          </table:table-cell>
          <table:table-cell table:formula="of:=POWER([.C203]-6.75;2)" office:value-type="float" office:value="0.00619578569066392" calcext:value-type="float">
            <text:p>0.006195785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653849" calcext:value-type="float">
            <text:p>6.653849</text:p>
          </table:table-cell>
          <table:table-cell office:value-type="float" office:value="6.6703231333" calcext:value-type="float">
            <text:p>6.6703231333</text:p>
          </table:table-cell>
          <table:table-cell table:formula="of:=POWER([.C204]-6.75;2)" office:value-type="float" office:value="0.00634840308712955" calcext:value-type="float">
            <text:p>0.006348403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635391" calcext:value-type="float">
            <text:p>6.635391</text:p>
          </table:table-cell>
          <table:table-cell office:value-type="float" office:value="6.6692758267" calcext:value-type="float">
            <text:p>6.6692758267</text:p>
          </table:table-cell>
          <table:table-cell table:formula="of:=POWER([.C205]-6.75;2)" office:value-type="float" office:value="0.00651639215496846" calcext:value-type="float">
            <text:p>0.006516392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17424" calcext:value-type="float">
            <text:p>6.617424</text:p>
          </table:table-cell>
          <table:table-cell office:value-type="float" office:value="6.6671173933" calcext:value-type="float">
            <text:p>6.6671173933</text:p>
          </table:table-cell>
          <table:table-cell table:formula="of:=POWER([.C206]-6.75;2)" office:value-type="float" office:value="0.00686952649338691" calcext:value-type="float">
            <text:p>0.006869526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599931" calcext:value-type="float">
            <text:p>6.599931</text:p>
          </table:table-cell>
          <table:table-cell office:value-type="float" office:value="6.66715184" calcext:value-type="float">
            <text:p>6.66715184</text:p>
          </table:table-cell>
          <table:table-cell table:formula="of:=POWER([.C207]-6.75;2)" office:value-type="float" office:value="0.00686381761538563" calcext:value-type="float">
            <text:p>0.006863817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582778" calcext:value-type="float">
            <text:p>6.582778</text:p>
          </table:table-cell>
          <table:table-cell office:value-type="float" office:value="6.66694612" calcext:value-type="float">
            <text:p>6.66694612</text:p>
          </table:table-cell>
          <table:table-cell table:formula="of:=POWER([.C208]-6.75;2)" office:value-type="float" office:value="0.00689794698305433" calcext:value-type="float">
            <text:p>0.00689794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65713" calcext:value-type="float">
            <text:p>6.565713</text:p>
          </table:table-cell>
          <table:table-cell office:value-type="float" office:value="6.6667718" calcext:value-type="float">
            <text:p>6.6667718</text:p>
          </table:table-cell>
          <table:table-cell table:formula="of:=POWER([.C209]-6.75;2)" office:value-type="float" office:value="0.00692693327523996" calcext:value-type="float">
            <text:p>0.006926933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4832" calcext:value-type="float">
            <text:p>6.54832</text:p>
          </table:table-cell>
          <table:table-cell office:value-type="float" office:value="6.66669964" calcext:value-type="float">
            <text:p>6.66669964</text:p>
          </table:table-cell>
          <table:table-cell table:formula="of:=POWER([.C210]-6.75;2)" office:value-type="float" office:value="0.00693894997612959" calcext:value-type="float">
            <text:p>0.0069389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529847" calcext:value-type="float">
            <text:p>6.529847</text:p>
          </table:table-cell>
          <table:table-cell office:value-type="float" office:value="6.6667720867" calcext:value-type="float">
            <text:p>6.6667720867</text:p>
          </table:table-cell>
          <table:table-cell table:formula="of:=POWER([.C211]-6.75;2)" office:value-type="float" office:value="0.00692688555227232" calcext:value-type="float">
            <text:p>0.006926885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508677" calcext:value-type="float">
            <text:p>6.508677</text:p>
          </table:table-cell>
          <table:table-cell office:value-type="float" office:value="6.6670261133" calcext:value-type="float">
            <text:p>6.6670261133</text:p>
          </table:table-cell>
          <table:table-cell table:formula="of:=POWER([.C212]-6.75;2)" office:value-type="float" office:value="0.00688466587410437" calcext:value-type="float">
            <text:p>0.006884665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480465" calcext:value-type="float">
            <text:p>6.480465</text:p>
          </table:table-cell>
          <table:table-cell office:value-type="float" office:value="6.6675035067" calcext:value-type="float">
            <text:p>6.6675035067</text:p>
          </table:table-cell>
          <table:table-cell table:formula="of:=POWER([.C213]-6.75;2)" office:value-type="float" office:value="0.00680567140679692" calcext:value-type="float">
            <text:p>0.006805671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429176" calcext:value-type="float">
            <text:p>6.429176</text:p>
          </table:table-cell>
          <table:table-cell office:value-type="float" office:value="6.6682702067" calcext:value-type="float">
            <text:p>6.6682702067</text:p>
          </table:table-cell>
          <table:table-cell table:formula="of:=POWER([.C214]-6.75;2)" office:value-type="float" office:value="0.00667975911286074" calcext:value-type="float">
            <text:p>0.006679759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224602" calcext:value-type="float">
            <text:p>6.224602</text:p>
          </table:table-cell>
          <table:table-cell office:value-type="float" office:value="6.6694945733" calcext:value-type="float">
            <text:p>6.6694945733</text:p>
          </table:table-cell>
          <table:table-cell table:formula="of:=POWER([.C215]-6.75;2)" office:value-type="float" office:value="0.00648112372814912" calcext:value-type="float">
            <text:p>0.006481123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962987" calcext:value-type="float">
            <text:p>6.962987</text:p>
          </table:table-cell>
          <table:table-cell office:value-type="float" office:value="6.6722086933" calcext:value-type="float">
            <text:p>6.6722086933</text:p>
          </table:table-cell>
          <table:table-cell table:formula="of:=POWER([.C216]-6.75;2)" office:value-type="float" office:value="0.00605148739809347" calcext:value-type="float">
            <text:p>0.006051487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65465" calcext:value-type="float">
            <text:p>6.665465</text:p>
          </table:table-cell>
          <table:table-cell office:value-type="float" office:value="6.67013226" calcext:value-type="float">
            <text:p>6.67013226</text:p>
          </table:table-cell>
          <table:table-cell table:formula="of:=POWER([.C217]-6.75;2)" office:value-type="float" office:value="0.00637885589270761" calcext:value-type="float">
            <text:p>0.006378855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16869" calcext:value-type="float">
            <text:p>6.616869</text:p>
          </table:table-cell>
          <table:table-cell office:value-type="float" office:value="6.6701736067" calcext:value-type="float">
            <text:p>6.6701736067</text:p>
          </table:table-cell>
          <table:table-cell table:formula="of:=POWER([.C218]-6.75;2)" office:value-type="float" office:value="0.00637225306728633" calcext:value-type="float">
            <text:p>0.006372253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01561" calcext:value-type="float">
            <text:p>6.601561</text:p>
          </table:table-cell>
          <table:table-cell office:value-type="float" office:value="6.6706720533" calcext:value-type="float">
            <text:p>6.6706720533</text:p>
          </table:table-cell>
          <table:table-cell table:formula="of:=POWER([.C219]-6.75;2)" office:value-type="float" office:value="0.00629292312763809" calcext:value-type="float">
            <text:p>0.006292923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598641" calcext:value-type="float">
            <text:p>6.598641</text:p>
          </table:table-cell>
          <table:table-cell office:value-type="float" office:value="6.67140142" calcext:value-type="float">
            <text:p>6.67140142</text:p>
          </table:table-cell>
          <table:table-cell table:formula="of:=POWER([.C220]-6.75;2)" office:value-type="float" office:value="0.00617773677801633" calcext:value-type="float">
            <text:p>0.006177736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0238" calcext:value-type="float">
            <text:p>6.60238</text:p>
          </table:table-cell>
          <table:table-cell office:value-type="float" office:value="6.6722721267" calcext:value-type="float">
            <text:p>6.6722721267</text:p>
          </table:table-cell>
          <table:table-cell table:formula="of:=POWER([.C221]-6.75;2)" office:value-type="float" office:value="0.00604162228774081" calcext:value-type="float">
            <text:p>0.006041622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610387" calcext:value-type="float">
            <text:p>6.610387</text:p>
          </table:table-cell>
          <table:table-cell office:value-type="float" office:value="6.6732304467" calcext:value-type="float">
            <text:p>6.6732304467</text:p>
          </table:table-cell>
          <table:table-cell table:formula="of:=POWER([.C222]-6.75;2)" office:value-type="float" office:value="0.00589356431388156" calcext:value-type="float">
            <text:p>0.005893564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621366" calcext:value-type="float">
            <text:p>6.621366</text:p>
          </table:table-cell>
          <table:table-cell office:value-type="float" office:value="6.6742366667" calcext:value-type="float">
            <text:p>6.6742366667</text:p>
          </table:table-cell>
          <table:table-cell table:formula="of:=POWER([.C223]-6.75;2)" office:value-type="float" office:value="0.00574008267272693" calcext:value-type="float">
            <text:p>0.005740082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34492" calcext:value-type="float">
            <text:p>6.634492</text:p>
          </table:table-cell>
          <table:table-cell office:value-type="float" office:value="6.6752581933" calcext:value-type="float">
            <text:p>6.6752581933</text:p>
          </table:table-cell>
          <table:table-cell table:formula="of:=POWER([.C224]-6.75;2)" office:value-type="float" office:value="0.00558633766878011" calcext:value-type="float">
            <text:p>0.005586337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49179" calcext:value-type="float">
            <text:p>6.649179</text:p>
          </table:table-cell>
          <table:table-cell office:value-type="float" office:value="6.6762668667" calcext:value-type="float">
            <text:p>6.6762668667</text:p>
          </table:table-cell>
          <table:table-cell table:formula="of:=POWER([.C225]-6.75;2)" office:value-type="float" office:value="0.0054365749462356" calcext:value-type="float">
            <text:p>0.005436574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664983" calcext:value-type="float">
            <text:p>6.664983</text:p>
          </table:table-cell>
          <table:table-cell office:value-type="float" office:value="6.6772377133" calcext:value-type="float">
            <text:p>6.6772377133</text:p>
          </table:table-cell>
          <table:table-cell table:formula="of:=POWER([.C226]-6.75;2)" office:value-type="float" office:value="0.00529435036581296" calcext:value-type="float">
            <text:p>0.005294350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681536" calcext:value-type="float">
            <text:p>6.681536</text:p>
          </table:table-cell>
          <table:table-cell office:value-type="float" office:value="6.6781483067" calcext:value-type="float">
            <text:p>6.6781483067</text:p>
          </table:table-cell>
          <table:table-cell table:formula="of:=POWER([.C227]-6.75;2)" office:value-type="float" office:value="0.00516266583007729" calcext:value-type="float">
            <text:p>0.005162665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98508" calcext:value-type="float">
            <text:p>6.698508</text:p>
          </table:table-cell>
          <table:table-cell office:value-type="float" office:value="6.67897838" calcext:value-type="float">
            <text:p>6.67897838</text:p>
          </table:table-cell>
          <table:table-cell table:formula="of:=POWER([.C228]-6.75;2)" office:value-type="float" office:value="0.00504407050742437" calcext:value-type="float">
            <text:p>0.005044070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15579" calcext:value-type="float">
            <text:p>6.715579</text:p>
          </table:table-cell>
          <table:table-cell office:value-type="float" office:value="6.6797096133" calcext:value-type="float">
            <text:p>6.6797096133</text:p>
          </table:table-cell>
          <table:table-cell table:formula="of:=POWER([.C229]-6.75;2)" office:value-type="float" office:value="0.00494073846243553" calcext:value-type="float">
            <text:p>0.004940738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32418" calcext:value-type="float">
            <text:p>6.732418</text:p>
          </table:table-cell>
          <table:table-cell office:value-type="float" office:value="6.6803254933" calcext:value-type="float">
            <text:p>6.6803254933</text:p>
          </table:table-cell>
          <table:table-cell table:formula="of:=POWER([.C230]-6.75;2)" office:value-type="float" office:value="0.00485453688388837" calcext:value-type="float">
            <text:p>0.004854536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48682" calcext:value-type="float">
            <text:p>6.748682</text:p>
          </table:table-cell>
          <table:table-cell office:value-type="float" office:value="6.6808113133" calcext:value-type="float">
            <text:p>6.6808113133</text:p>
          </table:table-cell>
          <table:table-cell table:formula="of:=POWER([.C231]-6.75;2)" office:value-type="float" office:value="0.00478707436727082" calcext:value-type="float">
            <text:p>0.004787074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64015" calcext:value-type="float">
            <text:p>6.764015</text:p>
          </table:table-cell>
          <table:table-cell office:value-type="float" office:value="6.6811543067" calcext:value-type="float">
            <text:p>6.6811543067</text:p>
          </table:table-cell>
          <table:table-cell table:formula="of:=POWER([.C232]-6.75;2)" office:value-type="float" office:value="0.00473972948595768" calcext:value-type="float">
            <text:p>0.004739729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7806" calcext:value-type="float">
            <text:p>6.77806</text:p>
          </table:table-cell>
          <table:table-cell office:value-type="float" office:value="6.68134394" calcext:value-type="float">
            <text:p>6.68134394</text:p>
          </table:table-cell>
          <table:table-cell table:formula="of:=POWER([.C233]-6.75;2)" office:value-type="float" office:value="0.00471365457472365" calcext:value-type="float">
            <text:p>0.004713654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90471" calcext:value-type="float">
            <text:p>6.790471</text:p>
          </table:table-cell>
          <table:table-cell office:value-type="float" office:value="6.6813723733" calcext:value-type="float">
            <text:p>6.6813723733</text:p>
          </table:table-cell>
          <table:table-cell table:formula="of:=POWER([.C234]-6.75;2)" office:value-type="float" office:value="0.00470975114647451" calcext:value-type="float">
            <text:p>0.004709751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00929" calcext:value-type="float">
            <text:p>6.800929</text:p>
          </table:table-cell>
          <table:table-cell office:value-type="float" office:value="6.6812350333" calcext:value-type="float">
            <text:p>6.6812350333</text:p>
          </table:table-cell>
          <table:table-cell table:formula="of:=POWER([.C235]-6.75;2)" office:value-type="float" office:value="0.00472862064525209" calcext:value-type="float">
            <text:p>0.004728620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809157" calcext:value-type="float">
            <text:p>6.809157</text:p>
          </table:table-cell>
          <table:table-cell office:value-type="float" office:value="6.68093122" calcext:value-type="float">
            <text:p>6.68093122</text:p>
          </table:table-cell>
          <table:table-cell table:formula="of:=POWER([.C236]-6.75;2)" office:value-type="float" office:value="0.00477049637068844" calcext:value-type="float">
            <text:p>0.004770496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81493" calcext:value-type="float">
            <text:p>6.81493</text:p>
          </table:table-cell>
          <table:table-cell office:value-type="float" office:value="6.6804645533" calcext:value-type="float">
            <text:p>6.6804645533</text:p>
          </table:table-cell>
          <table:table-cell table:formula="of:=POWER([.C237]-6.75;2)" office:value-type="float" office:value="0.00483517834776851" calcext:value-type="float">
            <text:p>0.004835178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818093" calcext:value-type="float">
            <text:p>6.818093</text:p>
          </table:table-cell>
          <table:table-cell office:value-type="float" office:value="6.6798432267" calcext:value-type="float">
            <text:p>6.6798432267</text:p>
          </table:table-cell>
          <table:table-cell table:formula="of:=POWER([.C238]-6.75;2)" office:value-type="float" office:value="0.00492197283986758" calcext:value-type="float">
            <text:p>0.004921972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818564" calcext:value-type="float">
            <text:p>6.818564</text:p>
          </table:table-cell>
          <table:table-cell office:value-type="float" office:value="6.6790798333" calcext:value-type="float">
            <text:p>6.6790798333</text:p>
          </table:table-cell>
          <table:table-cell table:formula="of:=POWER([.C239]-6.75;2)" office:value-type="float" office:value="0.00502967004475574" calcext:value-type="float">
            <text:p>0.0050296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816347" calcext:value-type="float">
            <text:p>6.816347</text:p>
          </table:table-cell>
          <table:table-cell office:value-type="float" office:value="6.67819074" calcext:value-type="float">
            <text:p>6.67819074</text:p>
          </table:table-cell>
          <table:table-cell table:formula="of:=POWER([.C240]-6.75;2)" office:value-type="float" office:value="0.00515656982174763" calcext:value-type="float">
            <text:p>0.005156569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11528" calcext:value-type="float">
            <text:p>6.811528</text:p>
          </table:table-cell>
          <table:table-cell office:value-type="float" office:value="6.6771950333" calcext:value-type="float">
            <text:p>6.6771950333</text:p>
          </table:table-cell>
          <table:table-cell table:formula="of:=POWER([.C241]-6.75;2)" office:value-type="float" office:value="0.00530056317618806" calcext:value-type="float">
            <text:p>0.005300563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804269" calcext:value-type="float">
            <text:p>6.804269</text:p>
          </table:table-cell>
          <table:table-cell office:value-type="float" office:value="6.6761131333" calcext:value-type="float">
            <text:p>6.6761131333</text:p>
          </table:table-cell>
          <table:table-cell table:formula="of:=POWER([.C242]-6.75;2)" office:value-type="float" office:value="0.00545926907074352" calcext:value-type="float">
            <text:p>0.005459269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94796" calcext:value-type="float">
            <text:p>6.794796</text:p>
          </table:table-cell>
          <table:table-cell office:value-type="float" office:value="6.6749652533" calcext:value-type="float">
            <text:p>6.6749652533</text:p>
          </table:table-cell>
          <table:table-cell table:formula="of:=POWER([.C243]-6.75;2)" office:value-type="float" office:value="0.00563021321233318" calcext:value-type="float">
            <text:p>0.005630213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83377" calcext:value-type="float">
            <text:p>6.783377</text:p>
          </table:table-cell>
          <table:table-cell office:value-type="float" office:value="6.6737698733" calcext:value-type="float">
            <text:p>6.6737698733</text:p>
          </table:table-cell>
          <table:table-cell table:formula="of:=POWER([.C244]-6.75;2)" office:value-type="float" office:value="0.005811032216698" calcext:value-type="float">
            <text:p>0.005811032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70298" calcext:value-type="float">
            <text:p>6.770298</text:p>
          </table:table-cell>
          <table:table-cell office:value-type="float" office:value="6.6725424467" calcext:value-type="float">
            <text:p>6.6725424467</text:p>
          </table:table-cell>
          <table:table-cell table:formula="of:=POWER([.C245]-6.75;2)" office:value-type="float" office:value="0.0059996725632224" calcext:value-type="float">
            <text:p>0.005999672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55838" calcext:value-type="float">
            <text:p>6.755838</text:p>
          </table:table-cell>
          <table:table-cell office:value-type="float" office:value="6.67129426" calcext:value-type="float">
            <text:p>6.67129426</text:p>
          </table:table-cell>
          <table:table-cell table:formula="of:=POWER([.C246]-6.75;2)" office:value-type="float" office:value="0.00619459350894763" calcext:value-type="float">
            <text:p>0.006194593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40251" calcext:value-type="float">
            <text:p>6.740251</text:p>
          </table:table-cell>
          <table:table-cell office:value-type="float" office:value="6.6700313467" calcext:value-type="float">
            <text:p>6.6700313467</text:p>
          </table:table-cell>
          <table:table-cell table:formula="of:=POWER([.C247]-6.75;2)" office:value-type="float" office:value="0.00639498551061559" calcext:value-type="float">
            <text:p>0.006394985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23757" calcext:value-type="float">
            <text:p>6.723757</text:p>
          </table:table-cell>
          <table:table-cell office:value-type="float" office:value="6.6687526" calcext:value-type="float">
            <text:p>6.6687526</text:p>
          </table:table-cell>
          <table:table-cell table:formula="of:=POWER([.C248]-6.75;2)" office:value-type="float" office:value="0.00660114000676009" calcext:value-type="float">
            <text:p>0.0066011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06541" calcext:value-type="float">
            <text:p>6.706541</text:p>
          </table:table-cell>
          <table:table-cell office:value-type="float" office:value="6.6674451933" calcext:value-type="float">
            <text:p>6.6674451933</text:p>
          </table:table-cell>
          <table:table-cell table:formula="of:=POWER([.C249]-6.75;2)" office:value-type="float" office:value="0.00681529610927439" calcext:value-type="float">
            <text:p>0.006815296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88761" calcext:value-type="float">
            <text:p>6.688761</text:p>
          </table:table-cell>
          <table:table-cell office:value-type="float" office:value="6.6660708067" calcext:value-type="float">
            <text:p>6.6660708067</text:p>
          </table:table-cell>
          <table:table-cell table:formula="of:=POWER([.C250]-6.75;2)" office:value-type="float" office:value="0.00704410948798868" calcext:value-type="float">
            <text:p>0.007044109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70553" calcext:value-type="float">
            <text:p>6.670553</text:p>
          </table:table-cell>
          <table:table-cell office:value-type="float" office:value="6.6645129533" calcext:value-type="float">
            <text:p>6.6645129533</text:p>
          </table:table-cell>
          <table:table-cell table:formula="of:=POWER([.C251]-6.75;2)" office:value-type="float" office:value="0.00730803515348797" calcext:value-type="float">
            <text:p>0.007308035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52045" calcext:value-type="float">
            <text:p>6.652045</text:p>
          </table:table-cell>
          <table:table-cell office:value-type="float" office:value="6.6622241733" calcext:value-type="float">
            <text:p>6.6622241733</text:p>
          </table:table-cell>
          <table:table-cell table:formula="of:=POWER([.C252]-6.75;2)" office:value-type="float" office:value="0.00770459575286839" calcext:value-type="float">
            <text:p>0.007704595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33354" calcext:value-type="float">
            <text:p>6.633354</text:p>
          </table:table-cell>
          <table:table-cell office:value-type="float" office:value="6.67441172" calcext:value-type="float">
            <text:p>6.67441172</text:p>
          </table:table-cell>
          <table:table-cell table:formula="of:=POWER([.C253]-6.75;2)" office:value-type="float" office:value="0.00571358807335838" calcext:value-type="float">
            <text:p>0.005713588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1458" calcext:value-type="float">
            <text:p>6.61458</text:p>
          </table:table-cell>
          <table:table-cell office:value-type="float" office:value="6.6750924267" calcext:value-type="float">
            <text:p>6.6750924267</text:p>
          </table:table-cell>
          <table:table-cell table:formula="of:=POWER([.C254]-6.75;2)" office:value-type="float" office:value="0.00561114453769487" calcext:value-type="float">
            <text:p>0.005611144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595795" calcext:value-type="float">
            <text:p>6.595795</text:p>
          </table:table-cell>
          <table:table-cell office:value-type="float" office:value="6.6753160133" calcext:value-type="float">
            <text:p>6.6753160133</text:p>
          </table:table-cell>
          <table:table-cell table:formula="of:=POWER([.C255]-6.75;2)" office:value-type="float" office:value="0.00557769786940581" calcext:value-type="float">
            <text:p>0.005577697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7702" calcext:value-type="float">
            <text:p>6.57702</text:p>
          </table:table-cell>
          <table:table-cell office:value-type="float" office:value="6.6754774933" calcext:value-type="float">
            <text:p>6.6754774933</text:p>
          </table:table-cell>
          <table:table-cell table:formula="of:=POWER([.C256]-6.75;2)" office:value-type="float" office:value="0.00555360400485157" calcext:value-type="float">
            <text:p>0.00555360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558168" calcext:value-type="float">
            <text:p>6.558168</text:p>
          </table:table-cell>
          <table:table-cell office:value-type="float" office:value="6.6756977133" calcext:value-type="float">
            <text:p>6.6756977133</text:p>
          </table:table-cell>
          <table:table-cell table:formula="of:=POWER([.C257]-6.75;2)" office:value-type="float" office:value="0.005520829808849" calcext:value-type="float">
            <text:p>0.005520829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538922" calcext:value-type="float">
            <text:p>6.538922</text:p>
          </table:table-cell>
          <table:table-cell office:value-type="float" office:value="6.6760384267" calcext:value-type="float">
            <text:p>6.6760384267</text:p>
          </table:table-cell>
          <table:table-cell table:formula="of:=POWER([.C258]-6.75;2)" office:value-type="float" office:value="0.00547031432501129" calcext:value-type="float">
            <text:p>0.005470314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518308" calcext:value-type="float">
            <text:p>6.518308</text:p>
          </table:table-cell>
          <table:table-cell office:value-type="float" office:value="6.6765418533" calcext:value-type="float">
            <text:p>6.6765418533</text:p>
          </table:table-cell>
          <table:table-cell table:formula="of:=POWER([.C259]-6.75;2)" office:value-type="float" office:value="0.00539609931659875" calcext:value-type="float">
            <text:p>0.005396099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493049" calcext:value-type="float">
            <text:p>6.493049</text:p>
          </table:table-cell>
          <table:table-cell office:value-type="float" office:value="6.6772456867" calcext:value-type="float">
            <text:p>6.6772456867</text:p>
          </table:table-cell>
          <table:table-cell table:formula="of:=POWER([.C260]-6.75;2)" office:value-type="float" office:value="0.00529319010375455" calcext:value-type="float">
            <text:p>0.005293190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446952" calcext:value-type="float">
            <text:p>6.446952</text:p>
          </table:table-cell>
          <table:table-cell office:value-type="float" office:value="6.6782020133" calcext:value-type="float">
            <text:p>6.6782020133</text:p>
          </table:table-cell>
          <table:table-cell table:formula="of:=POWER([.C261]-6.75;2)" office:value-type="float" office:value="0.00515495089417338" calcext:value-type="float">
            <text:p>0.005154950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81275" calcext:value-type="float">
            <text:p>5.81275</text:p>
          </table:table-cell>
          <table:table-cell office:value-type="float" office:value="6.6795648067" calcext:value-type="float">
            <text:p>6.6795648067</text:p>
          </table:table-cell>
          <table:table-cell table:formula="of:=POWER([.C262]-6.75;2)" office:value-type="float" office:value="0.00496111645520834" calcext:value-type="float">
            <text:p>0.004961116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06188" calcext:value-type="float">
            <text:p>6.606188</text:p>
          </table:table-cell>
          <table:table-cell office:value-type="float" office:value="6.6852644333" calcext:value-type="float">
            <text:p>6.6852644333</text:p>
          </table:table-cell>
          <table:table-cell table:formula="of:=POWER([.C263]-6.75;2)" office:value-type="float" office:value="0.0041906935959701" calcext:value-type="float">
            <text:p>0.004190693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553393" calcext:value-type="float">
            <text:p>6.553393</text:p>
          </table:table-cell>
          <table:table-cell office:value-type="float" office:value="6.6857881333" calcext:value-type="float">
            <text:p>6.6857881333</text:p>
          </table:table-cell>
          <table:table-cell table:formula="of:=POWER([.C264]-6.75;2)" office:value-type="float" office:value="0.00412316382509857" calcext:value-type="float">
            <text:p>0.004123163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540106" calcext:value-type="float">
            <text:p>6.540106</text:p>
          </table:table-cell>
          <table:table-cell office:value-type="float" office:value="6.6867781667" calcext:value-type="float">
            <text:p>6.6867781667</text:p>
          </table:table-cell>
          <table:table-cell table:formula="of:=POWER([.C265]-6.75;2)" office:value-type="float" office:value="0.003997000205813" calcext:value-type="float">
            <text:p>0.003997000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538898" calcext:value-type="float">
            <text:p>6.538898</text:p>
          </table:table-cell>
          <table:table-cell office:value-type="float" office:value="6.6879684733" calcext:value-type="float">
            <text:p>6.6879684733</text:p>
          </table:table-cell>
          <table:table-cell table:formula="of:=POWER([.C266]-6.75;2)" office:value-type="float" office:value="0.00384791030473284" calcext:value-type="float">
            <text:p>0.003847910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544739" calcext:value-type="float">
            <text:p>6.544739</text:p>
          </table:table-cell>
          <table:table-cell office:value-type="float" office:value="6.6892733333" calcext:value-type="float">
            <text:p>6.6892733333</text:p>
          </table:table-cell>
          <table:table-cell table:formula="of:=POWER([.C267]-6.75;2)" office:value-type="float" office:value="0.00368772804849288" calcext:value-type="float">
            <text:p>0.00368772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55741" calcext:value-type="float">
            <text:p>6.555741</text:p>
          </table:table-cell>
          <table:table-cell office:value-type="float" office:value="6.6906388067" calcext:value-type="float">
            <text:p>6.6906388067</text:p>
          </table:table-cell>
          <table:table-cell table:formula="of:=POWER([.C268]-6.75;2)" office:value-type="float" office:value="0.00352375126999997" calcext:value-type="float">
            <text:p>0.003523751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70724" calcext:value-type="float">
            <text:p>6.570724</text:p>
          </table:table-cell>
          <table:table-cell office:value-type="float" office:value="6.6920224533" calcext:value-type="float">
            <text:p>6.6920224533</text:p>
          </table:table-cell>
          <table:table-cell table:formula="of:=POWER([.C269]-6.75;2)" office:value-type="float" office:value="0.00336139592135069" calcext:value-type="float">
            <text:p>0.003361395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588693" calcext:value-type="float">
            <text:p>6.588693</text:p>
          </table:table-cell>
          <table:table-cell office:value-type="float" office:value="6.6933890133" calcext:value-type="float">
            <text:p>6.6933890133</text:p>
          </table:table-cell>
          <table:table-cell table:formula="of:=POWER([.C270]-6.75;2)" office:value-type="float" office:value="0.00320480381514757" calcext:value-type="float">
            <text:p>0.003204803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608718" calcext:value-type="float">
            <text:p>6.608718</text:p>
          </table:table-cell>
          <table:table-cell office:value-type="float" office:value="6.69470936" calcext:value-type="float">
            <text:p>6.69470936</text:p>
          </table:table-cell>
          <table:table-cell table:formula="of:=POWER([.C271]-6.75;2)" office:value-type="float" office:value="0.00305705487160959" calcext:value-type="float">
            <text:p>0.003057054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29941" calcext:value-type="float">
            <text:p>6.629941</text:p>
          </table:table-cell>
          <table:table-cell office:value-type="float" office:value="6.6959600333" calcext:value-type="float">
            <text:p>6.6959600333</text:p>
          </table:table-cell>
          <table:table-cell table:formula="of:=POWER([.C272]-6.75;2)" office:value-type="float" office:value="0.00292031800093706" calcext:value-type="float">
            <text:p>0.00292031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51611" calcext:value-type="float">
            <text:p>6.651611</text:p>
          </table:table-cell>
          <table:table-cell office:value-type="float" office:value="6.6971225667" calcext:value-type="float">
            <text:p>6.6971225667</text:p>
          </table:table-cell>
          <table:table-cell table:formula="of:=POWER([.C273]-6.75;2)" office:value-type="float" office:value="0.00279602295239594" calcext:value-type="float">
            <text:p>0.00279602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6731" calcext:value-type="float">
            <text:p>6.6731</text:p>
          </table:table-cell>
          <table:table-cell office:value-type="float" office:value="6.69818254" calcext:value-type="float">
            <text:p>6.69818254</text:p>
          </table:table-cell>
          <table:table-cell table:formula="of:=POWER([.C274]-6.75;2)" office:value-type="float" office:value="0.00268504916085156" calcext:value-type="float">
            <text:p>0.002685049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93915" calcext:value-type="float">
            <text:p>6.693915</text:p>
          </table:table-cell>
          <table:table-cell office:value-type="float" office:value="6.69912856" calcext:value-type="float">
            <text:p>6.69912856</text:p>
          </table:table-cell>
          <table:table-cell table:formula="of:=POWER([.C275]-6.75;2)" office:value-type="float" office:value="0.00258790340767359" calcext:value-type="float">
            <text:p>0.002587903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13676" calcext:value-type="float">
            <text:p>6.713676</text:p>
          </table:table-cell>
          <table:table-cell office:value-type="float" office:value="6.6999512667" calcext:value-type="float">
            <text:p>6.6999512667</text:p>
          </table:table-cell>
          <table:table-cell table:formula="of:=POWER([.C276]-6.75;2)" office:value-type="float" office:value="0.0025048757049345" calcext:value-type="float">
            <text:p>0.002504875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732095" calcext:value-type="float">
            <text:p>6.732095</text:p>
          </table:table-cell>
          <table:table-cell office:value-type="float" office:value="6.7006426467" calcext:value-type="float">
            <text:p>6.7006426467</text:p>
          </table:table-cell>
          <table:table-cell table:formula="of:=POWER([.C277]-6.75;2)" office:value-type="float" office:value="0.00243614832478098" calcext:value-type="float">
            <text:p>0.002436148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48943" calcext:value-type="float">
            <text:p>6.748943</text:p>
          </table:table-cell>
          <table:table-cell office:value-type="float" office:value="6.70119566" calcext:value-type="float">
            <text:p>6.70119566</text:p>
          </table:table-cell>
          <table:table-cell table:formula="of:=POWER([.C278]-6.75;2)" office:value-type="float" office:value="0.00238186360283562" calcext:value-type="float">
            <text:p>0.002381863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64025" calcext:value-type="float">
            <text:p>6.764025</text:p>
          </table:table-cell>
          <table:table-cell office:value-type="float" office:value="6.7016042333" calcext:value-type="float">
            <text:p>6.7016042333</text:p>
          </table:table-cell>
          <table:table-cell table:formula="of:=POWER([.C279]-6.75;2)" office:value-type="float" office:value="0.0023421502344808" calcext:value-type="float">
            <text:p>0.002342150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7717" calcext:value-type="float">
            <text:p>6.77717</text:p>
          </table:table-cell>
          <table:table-cell office:value-type="float" office:value="6.7018635133" calcext:value-type="float">
            <text:p>6.7018635133</text:p>
          </table:table-cell>
          <table:table-cell table:formula="of:=POWER([.C280]-6.75;2)" office:value-type="float" office:value="0.00231712135181926" calcext:value-type="float">
            <text:p>0.002317121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88225" calcext:value-type="float">
            <text:p>6.788225</text:p>
          </table:table-cell>
          <table:table-cell office:value-type="float" office:value="6.7019702133" calcext:value-type="float">
            <text:p>6.7019702133</text:p>
          </table:table-cell>
          <table:table-cell table:formula="of:=POWER([.C281]-6.75;2)" office:value-type="float" office:value="0.00230686041044749" calcext:value-type="float">
            <text:p>0.002306860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97058" calcext:value-type="float">
            <text:p>6.797058</text:p>
          </table:table-cell>
          <table:table-cell office:value-type="float" office:value="6.701923" calcext:value-type="float">
            <text:p>6.701923</text:p>
          </table:table-cell>
          <table:table-cell table:formula="of:=POWER([.C282]-6.75;2)" office:value-type="float" office:value="0.00231139792900001" calcext:value-type="float">
            <text:p>0.002311397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03564" calcext:value-type="float">
            <text:p>6.803564</text:p>
          </table:table-cell>
          <table:table-cell office:value-type="float" office:value="6.7017228" calcext:value-type="float">
            <text:p>6.7017228</text:p>
          </table:table-cell>
          <table:table-cell table:formula="of:=POWER([.C283]-6.75;2)" office:value-type="float" office:value="0.00233068803984002" calcext:value-type="float">
            <text:p>0.00233068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807661" calcext:value-type="float">
            <text:p>6.807661</text:p>
          </table:table-cell>
          <table:table-cell office:value-type="float" office:value="6.70137298" calcext:value-type="float">
            <text:p>6.70137298</text:p>
          </table:table-cell>
          <table:table-cell table:formula="of:=POWER([.C284]-6.75;2)" office:value-type="float" office:value="0.00236458707408036" calcext:value-type="float">
            <text:p>0.002364587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809296" calcext:value-type="float">
            <text:p>6.809296</text:p>
          </table:table-cell>
          <table:table-cell office:value-type="float" office:value="6.7008794667" calcext:value-type="float">
            <text:p>6.7008794667</text:p>
          </table:table-cell>
          <table:table-cell table:formula="of:=POWER([.C285]-6.75;2)" office:value-type="float" office:value="0.00241282679167641" calcext:value-type="float">
            <text:p>0.002412826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808439" calcext:value-type="float">
            <text:p>6.808439</text:p>
          </table:table-cell>
          <table:table-cell office:value-type="float" office:value="6.7002507667" calcext:value-type="float">
            <text:p>6.7002507667</text:p>
          </table:table-cell>
          <table:table-cell table:formula="of:=POWER([.C286]-6.75;2)" office:value-type="float" office:value="0.00247498621393783" calcext:value-type="float">
            <text:p>0.002474986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80508" calcext:value-type="float">
            <text:p>6.80508</text:p>
          </table:table-cell>
          <table:table-cell office:value-type="float" office:value="6.69949794" calcext:value-type="float">
            <text:p>6.69949794</text:p>
          </table:table-cell>
          <table:table-cell table:formula="of:=POWER([.C287]-6.75;2)" office:value-type="float" office:value="0.00255045806424364" calcext:value-type="float">
            <text:p>0.002550458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99233" calcext:value-type="float">
            <text:p>6.799233</text:p>
          </table:table-cell>
          <table:table-cell office:value-type="float" office:value="6.6986345867" calcext:value-type="float">
            <text:p>6.6986345867</text:p>
          </table:table-cell>
          <table:table-cell table:formula="of:=POWER([.C288]-6.75;2)" office:value-type="float" office:value="0.00263840568347983" calcext:value-type="float">
            <text:p>0.002638405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90942" calcext:value-type="float">
            <text:p>6.790942</text:p>
          </table:table-cell>
          <table:table-cell office:value-type="float" office:value="6.6976767267" calcext:value-type="float">
            <text:p>6.6976767267</text:p>
          </table:table-cell>
          <table:table-cell table:formula="of:=POWER([.C289]-6.75;2)" office:value-type="float" office:value="0.00273772492882648" calcext:value-type="float">
            <text:p>0.002737724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80295" calcext:value-type="float">
            <text:p>6.780295</text:p>
          </table:table-cell>
          <table:table-cell office:value-type="float" office:value="6.6966426267" calcext:value-type="float">
            <text:p>6.6966426267</text:p>
          </table:table-cell>
          <table:table-cell table:formula="of:=POWER([.C290]-6.75;2)" office:value-type="float" office:value="0.00284700928547554" calcext:value-type="float">
            <text:p>0.002847009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67438" calcext:value-type="float">
            <text:p>6.767438</text:p>
          </table:table-cell>
          <table:table-cell office:value-type="float" office:value="6.6955525333" calcext:value-type="float">
            <text:p>6.6955525333</text:p>
          </table:table-cell>
          <table:table-cell table:formula="of:=POWER([.C291]-6.75;2)" office:value-type="float" office:value="0.00296452663004762" calcext:value-type="float">
            <text:p>0.002964526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52586" calcext:value-type="float">
            <text:p>6.752586</text:p>
          </table:table-cell>
          <table:table-cell office:value-type="float" office:value="6.6944282467" calcext:value-type="float">
            <text:p>6.6944282467</text:p>
          </table:table-cell>
          <table:table-cell table:formula="of:=POWER([.C292]-6.75;2)" office:value-type="float" office:value="0.00308821976483603" calcext:value-type="float">
            <text:p>0.003088219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36032" calcext:value-type="float">
            <text:p>6.736032</text:p>
          </table:table-cell>
          <table:table-cell office:value-type="float" office:value="6.69329258" calcext:value-type="float">
            <text:p>6.69329258</text:p>
          </table:table-cell>
          <table:table-cell table:formula="of:=POWER([.C293]-6.75;2)" office:value-type="float" office:value="0.00321573148305644" calcext:value-type="float">
            <text:p>0.003215731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18144" calcext:value-type="float">
            <text:p>6.718144</text:p>
          </table:table-cell>
          <table:table-cell office:value-type="float" office:value="6.6921687667" calcext:value-type="float">
            <text:p>6.6921687667</text:p>
          </table:table-cell>
          <table:table-cell table:formula="of:=POWER([.C294]-6.75;2)" office:value-type="float" office:value="0.00334445154499902" calcext:value-type="float">
            <text:p>0.003344451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99343" calcext:value-type="float">
            <text:p>6.699343</text:p>
          </table:table-cell>
          <table:table-cell office:value-type="float" office:value="6.69107978" calcext:value-type="float">
            <text:p>6.69107978</text:p>
          </table:table-cell>
          <table:table-cell table:formula="of:=POWER([.C295]-6.75;2)" office:value-type="float" office:value="0.00347159232484841" calcext:value-type="float">
            <text:p>0.003471592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80083" calcext:value-type="float">
            <text:p>6.680083</text:p>
          </table:table-cell>
          <table:table-cell office:value-type="float" office:value="6.6900479" calcext:value-type="float">
            <text:p>6.6900479</text:p>
          </table:table-cell>
          <table:table-cell table:formula="of:=POWER([.C296]-6.75;2)" office:value-type="float" office:value="0.00359425429441003" calcext:value-type="float">
            <text:p>0.003594254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60805" calcext:value-type="float">
            <text:p>6.660805</text:p>
          </table:table-cell>
          <table:table-cell office:value-type="float" office:value="6.6890946133" calcext:value-type="float">
            <text:p>6.6890946133</text:p>
          </table:table-cell>
          <table:table-cell table:formula="of:=POWER([.C297]-6.75;2)" office:value-type="float" office:value="0.00370946612907654" calcext:value-type="float">
            <text:p>0.003709466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41902" calcext:value-type="float">
            <text:p>6.641902</text:p>
          </table:table-cell>
          <table:table-cell office:value-type="float" office:value="6.6882425267" calcext:value-type="float">
            <text:p>6.6882425267</text:p>
          </table:table-cell>
          <table:table-cell table:formula="of:=POWER([.C298]-6.75;2)" office:value-type="float" office:value="0.00381398550840023" calcext:value-type="float">
            <text:p>0.003813985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23675" calcext:value-type="float">
            <text:p>6.623675</text:p>
          </table:table-cell>
          <table:table-cell office:value-type="float" office:value="6.6875429667" calcext:value-type="float">
            <text:p>6.6875429667</text:p>
          </table:table-cell>
          <table:table-cell table:formula="of:=POWER([.C299]-6.75;2)" office:value-type="float" office:value="0.00390088100863735" calcext:value-type="float">
            <text:p>0.00390088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06304" calcext:value-type="float">
            <text:p>6.606304</text:p>
          </table:table-cell>
          <table:table-cell office:value-type="float" office:value="6.6868619867" calcext:value-type="float">
            <text:p>6.6868619867</text:p>
          </table:table-cell>
          <table:table-cell table:formula="of:=POWER([.C300]-6.75;2)" office:value-type="float" office:value="0.00398640872347094" calcext:value-type="float">
            <text:p>0.003986408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589818" calcext:value-type="float">
            <text:p>6.589818</text:p>
          </table:table-cell>
          <table:table-cell office:value-type="float" office:value="6.6863477533" calcext:value-type="float">
            <text:p>6.6863477533</text:p>
          </table:table-cell>
          <table:table-cell table:formula="of:=POWER([.C301]-6.75;2)" office:value-type="float" office:value="0.00405160850995769" calcext:value-type="float">
            <text:p>0.004051608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574075" calcext:value-type="float">
            <text:p>6.574075</text:p>
          </table:table-cell>
          <table:table-cell office:value-type="float" office:value="6.6859904667" calcext:value-type="float">
            <text:p>6.6859904667</text:p>
          </table:table-cell>
          <table:table-cell table:formula="of:=POWER([.C302]-6.75;2)" office:value-type="float" office:value="0.00409722035328383" calcext:value-type="float">
            <text:p>0.004097220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558705" calcext:value-type="float">
            <text:p>6.558705</text:p>
          </table:table-cell>
          <table:table-cell office:value-type="float" office:value="6.6857992333" calcext:value-type="float">
            <text:p>6.6857992333</text:p>
          </table:table-cell>
          <table:table-cell table:formula="of:=POWER([.C303]-6.75;2)" office:value-type="float" office:value="0.00412173844486783" calcext:value-type="float">
            <text:p>0.004121738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542972" calcext:value-type="float">
            <text:p>6.542972</text:p>
          </table:table-cell>
          <table:table-cell office:value-type="float" office:value="6.6857867133" calcext:value-type="float">
            <text:p>6.6857867133</text:p>
          </table:table-cell>
          <table:table-cell table:formula="of:=POWER([.C304]-6.75;2)" office:value-type="float" office:value="0.00412334618881643" calcext:value-type="float">
            <text:p>0.004123346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525369" calcext:value-type="float">
            <text:p>6.525369</text:p>
          </table:table-cell>
          <table:table-cell office:value-type="float" office:value="6.68596944" calcext:value-type="float">
            <text:p>6.68596944</text:p>
          </table:table-cell>
          <table:table-cell table:formula="of:=POWER([.C305]-6.75;2)" office:value-type="float" office:value="0.0040999126139136" calcext:value-type="float">
            <text:p>0.004099912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502219" calcext:value-type="float">
            <text:p>6.502219</text:p>
          </table:table-cell>
          <table:table-cell office:value-type="float" office:value="6.68637216" calcext:value-type="float">
            <text:p>6.68637216</text:p>
          </table:table-cell>
          <table:table-cell table:formula="of:=POWER([.C306]-6.75;2)" office:value-type="float" office:value="0.00404850202306556" calcext:value-type="float">
            <text:p>0.00404850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461426" calcext:value-type="float">
            <text:p>6.461426</text:p>
          </table:table-cell>
          <table:table-cell office:value-type="float" office:value="6.6870417867" calcext:value-type="float">
            <text:p>6.6870417867</text:p>
          </table:table-cell>
          <table:table-cell table:formula="of:=POWER([.C307]-6.75;2)" office:value-type="float" office:value="0.00396373662192829" calcext:value-type="float">
            <text:p>0.003963736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325609" calcext:value-type="float">
            <text:p>6.325609</text:p>
          </table:table-cell>
          <table:table-cell office:value-type="float" office:value="6.6881031933" calcext:value-type="float">
            <text:p>6.6881031933</text:p>
          </table:table-cell>
          <table:table-cell table:formula="of:=POWER([.C308]-6.75;2)" office:value-type="float" office:value="0.00383121467965718" calcext:value-type="float">
            <text:p>0.003831214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22828" calcext:value-type="float">
            <text:p>7.22828</text:p>
          </table:table-cell>
          <table:table-cell office:value-type="float" office:value="6.6901942867" calcext:value-type="float">
            <text:p>6.6901942867</text:p>
          </table:table-cell>
          <table:table-cell table:formula="of:=POWER([.C309]-6.75;2)" office:value-type="float" office:value="0.00357672334332183" calcext:value-type="float">
            <text:p>0.003576723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92516" calcext:value-type="float">
            <text:p>6.692516</text:p>
          </table:table-cell>
          <table:table-cell office:value-type="float" office:value="6.6863933667" calcext:value-type="float">
            <text:p>6.6863933667</text:p>
          </table:table-cell>
          <table:table-cell table:formula="of:=POWER([.C310]-6.75;2)" office:value-type="float" office:value="0.00404580379976068" calcext:value-type="float">
            <text:p>0.004045803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3414" calcext:value-type="float">
            <text:p>6.63414</text:p>
          </table:table-cell>
          <table:table-cell office:value-type="float" office:value="6.6862888933" calcext:value-type="float">
            <text:p>6.6862888933</text:p>
          </table:table-cell>
          <table:table-cell table:formula="of:=POWER([.C311]-6.75;2)" office:value-type="float" office:value="0.00405910511693873" calcext:value-type="float">
            <text:p>0.004059105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15088" calcext:value-type="float">
            <text:p>6.615088</text:p>
          </table:table-cell>
          <table:table-cell office:value-type="float" office:value="6.6866948133" calcext:value-type="float">
            <text:p>6.6866948133</text:p>
          </table:table-cell>
          <table:table-cell table:formula="of:=POWER([.C312]-6.75;2)" office:value-type="float" office:value="0.00400754666312187" calcext:value-type="float">
            <text:p>0.004007546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09154" calcext:value-type="float">
            <text:p>6.609154</text:p>
          </table:table-cell>
          <table:table-cell office:value-type="float" office:value="6.6873435467" calcext:value-type="float">
            <text:p>6.6873435467</text:p>
          </table:table-cell>
          <table:table-cell table:formula="of:=POWER([.C313]-6.75;2)" office:value-type="float" office:value="0.00392583114013506" calcext:value-type="float">
            <text:p>0.003925831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10095" calcext:value-type="float">
            <text:p>6.610095</text:p>
          </table:table-cell>
          <table:table-cell office:value-type="float" office:value="6.6881407067" calcext:value-type="float">
            <text:p>6.6881407067</text:p>
          </table:table-cell>
          <table:table-cell table:formula="of:=POWER([.C314]-6.75;2)" office:value-type="float" office:value="0.00382657216757536" calcext:value-type="float">
            <text:p>0.003826572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1563" calcext:value-type="float">
            <text:p>6.61563</text:p>
          </table:table-cell>
          <table:table-cell office:value-type="float" office:value="6.6890323667" calcext:value-type="float">
            <text:p>6.6890323667</text:p>
          </table:table-cell>
          <table:table-cell table:formula="of:=POWER([.C315]-6.75;2)" office:value-type="float" office:value="0.00371705231020324" calcext:value-type="float">
            <text:p>0.003717052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24665" calcext:value-type="float">
            <text:p>6.624665</text:p>
          </table:table-cell>
          <table:table-cell office:value-type="float" office:value="6.6899789467" calcext:value-type="float">
            <text:p>6.6899789467</text:p>
          </table:table-cell>
          <table:table-cell table:formula="of:=POWER([.C316]-6.75;2)" office:value-type="float" office:value="0.00360252683924142" calcext:value-type="float">
            <text:p>0.003602526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36519" calcext:value-type="float">
            <text:p>6.636519</text:p>
          </table:table-cell>
          <table:table-cell office:value-type="float" office:value="6.6909474267" calcext:value-type="float">
            <text:p>6.6909474267</text:p>
          </table:table-cell>
          <table:table-cell table:formula="of:=POWER([.C317]-6.75;2)" office:value-type="float" office:value="0.00348720641335185" calcext:value-type="float">
            <text:p>0.003487206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50649" calcext:value-type="float">
            <text:p>6.650649</text:p>
          </table:table-cell>
          <table:table-cell office:value-type="float" office:value="6.69190862" calcext:value-type="float">
            <text:p>6.69190862</text:p>
          </table:table-cell>
          <table:table-cell table:formula="of:=POWER([.C318]-6.75;2)" office:value-type="float" office:value="0.00337460843030445" calcext:value-type="float">
            <text:p>0.003374608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66539" calcext:value-type="float">
            <text:p>6.666539</text:p>
          </table:table-cell>
          <table:table-cell office:value-type="float" office:value="6.69283616" calcext:value-type="float">
            <text:p>6.69283616</text:p>
          </table:table-cell>
          <table:table-cell table:formula="of:=POWER([.C319]-6.75;2)" office:value-type="float" office:value="0.00326770460354563" calcext:value-type="float">
            <text:p>0.003267704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83656" calcext:value-type="float">
            <text:p>6.683656</text:p>
          </table:table-cell>
          <table:table-cell office:value-type="float" office:value="6.6937062133" calcext:value-type="float">
            <text:p>6.6937062133</text:p>
          </table:table-cell>
          <table:table-cell table:formula="of:=POWER([.C320]-6.75;2)" office:value-type="float" office:value="0.00316899042102504" calcext:value-type="float">
            <text:p>0.003168990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0144" calcext:value-type="float">
            <text:p>6.70144</text:p>
          </table:table-cell>
          <table:table-cell office:value-type="float" office:value="6.6944974933" calcext:value-type="float">
            <text:p>6.6944974933</text:p>
          </table:table-cell>
          <table:table-cell table:formula="of:=POWER([.C321]-6.75;2)" office:value-type="float" office:value="0.00308052824998353" calcext:value-type="float">
            <text:p>0.003080528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19321" calcext:value-type="float">
            <text:p>6.719321</text:p>
          </table:table-cell>
          <table:table-cell office:value-type="float" office:value="6.6951914467" calcext:value-type="float">
            <text:p>6.6951914467</text:p>
          </table:table-cell>
          <table:table-cell table:formula="of:=POWER([.C322]-6.75;2)" office:value-type="float" office:value="0.00300397751483894" calcext:value-type="float">
            <text:p>0.003003977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36745" calcext:value-type="float">
            <text:p>6.736745</text:p>
          </table:table-cell>
          <table:table-cell office:value-type="float" office:value="6.69577246" calcext:value-type="float">
            <text:p>6.69577246</text:p>
          </table:table-cell>
          <table:table-cell table:formula="of:=POWER([.C323]-6.75;2)" office:value-type="float" office:value="0.00294062609445163" calcext:value-type="float">
            <text:p>0.002940626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53198" calcext:value-type="float">
            <text:p>6.753198</text:p>
          </table:table-cell>
          <table:table-cell office:value-type="float" office:value="6.6962280467" calcext:value-type="float">
            <text:p>6.6962280467</text:p>
          </table:table-cell>
          <table:table-cell table:formula="of:=POWER([.C324]-6.75;2)" office:value-type="float" office:value="0.00289142296169739" calcext:value-type="float">
            <text:p>0.00289142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68236" calcext:value-type="float">
            <text:p>6.768236</text:p>
          </table:table-cell>
          <table:table-cell office:value-type="float" office:value="6.6965490733" calcext:value-type="float">
            <text:p>6.6965490733</text:p>
          </table:table-cell>
          <table:table-cell table:formula="of:=POWER([.C325]-6.75;2)" office:value-type="float" office:value="0.00285700156508878" calcext:value-type="float">
            <text:p>0.002857001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81499" calcext:value-type="float">
            <text:p>6.781499</text:p>
          </table:table-cell>
          <table:table-cell office:value-type="float" office:value="6.6967298933" calcext:value-type="float">
            <text:p>6.6967298933</text:p>
          </table:table-cell>
          <table:table-cell table:formula="of:=POWER([.C326]-6.75;2)" office:value-type="float" office:value="0.00283770426782942" calcext:value-type="float">
            <text:p>0.002837704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92722" calcext:value-type="float">
            <text:p>6.792722</text:p>
          </table:table-cell>
          <table:table-cell office:value-type="float" office:value="6.6967685467" calcext:value-type="float">
            <text:p>6.6967685467</text:p>
          </table:table-cell>
          <table:table-cell table:formula="of:=POWER([.C327]-6.75;2)" office:value-type="float" office:value="0.00283358762043013" calcext:value-type="float">
            <text:p>0.002833587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801729" calcext:value-type="float">
            <text:p>6.801729</text:p>
          </table:table-cell>
          <table:table-cell office:value-type="float" office:value="6.6966669467" calcext:value-type="float">
            <text:p>6.6966669467</text:p>
          </table:table-cell>
          <table:table-cell table:formula="of:=POWER([.C328]-6.75;2)" office:value-type="float" office:value="0.00284441457430067" calcext:value-type="float">
            <text:p>0.002844414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08427" calcext:value-type="float">
            <text:p>6.808427</text:p>
          </table:table-cell>
          <table:table-cell office:value-type="float" office:value="6.69643112" calcext:value-type="float">
            <text:p>6.69643112</text:p>
          </table:table-cell>
          <table:table-cell table:formula="of:=POWER([.C329]-6.75;2)" office:value-type="float" office:value="0.00286962490445443" calcext:value-type="float">
            <text:p>0.002869624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812785" calcext:value-type="float">
            <text:p>6.812785</text:p>
          </table:table-cell>
          <table:table-cell office:value-type="float" office:value="6.6960714067" calcext:value-type="float">
            <text:p>6.6960714067</text:p>
          </table:table-cell>
          <table:table-cell table:formula="of:=POWER([.C330]-6.75;2)" office:value-type="float" office:value="0.00290829317531683" calcext:value-type="float">
            <text:p>0.002908293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814818" calcext:value-type="float">
            <text:p>6.814818</text:p>
          </table:table-cell>
          <table:table-cell office:value-type="float" office:value="6.6956026133" calcext:value-type="float">
            <text:p>6.6956026133</text:p>
          </table:table-cell>
          <table:table-cell table:formula="of:=POWER([.C331]-6.75;2)" office:value-type="float" office:value="0.00295907567978932" calcext:value-type="float">
            <text:p>0.002959075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81457" calcext:value-type="float">
            <text:p>6.81457</text:p>
          </table:table-cell>
          <table:table-cell office:value-type="float" office:value="6.6950439" calcext:value-type="float">
            <text:p>6.6950439</text:p>
          </table:table-cell>
          <table:table-cell table:formula="of:=POWER([.C332]-6.75;2)" office:value-type="float" office:value="0.00302017292721001" calcext:value-type="float">
            <text:p>0.003020172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812105" calcext:value-type="float">
            <text:p>6.812105</text:p>
          </table:table-cell>
          <table:table-cell office:value-type="float" office:value="6.69441818" calcext:value-type="float">
            <text:p>6.69441818</text:p>
          </table:table-cell>
          <table:table-cell table:formula="of:=POWER([.C333]-6.75;2)" office:value-type="float" office:value="0.00308933871451245" calcext:value-type="float">
            <text:p>0.003089338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807501" calcext:value-type="float">
            <text:p>6.807501</text:p>
          </table:table-cell>
          <table:table-cell office:value-type="float" office:value="6.6937509" calcext:value-type="float">
            <text:p>6.6937509</text:p>
          </table:table-cell>
          <table:table-cell table:formula="of:=POWER([.C334]-6.75;2)" office:value-type="float" office:value="0.00316396125081006" calcext:value-type="float">
            <text:p>0.003163961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800852" calcext:value-type="float">
            <text:p>6.800852</text:p>
          </table:table-cell>
          <table:table-cell office:value-type="float" office:value="6.6930679933" calcext:value-type="float">
            <text:p>6.6930679933</text:p>
          </table:table-cell>
          <table:table-cell table:formula="of:=POWER([.C335]-6.75;2)" office:value-type="float" office:value="0.00324125338688888" calcext:value-type="float">
            <text:p>0.003241253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92278" calcext:value-type="float">
            <text:p>6.792278</text:p>
          </table:table-cell>
          <table:table-cell office:value-type="float" office:value="6.6923929933" calcext:value-type="float">
            <text:p>6.6923929933</text:p>
          </table:table-cell>
          <table:table-cell table:formula="of:=POWER([.C336]-6.75;2)" office:value-type="float" office:value="0.0033185672209338" calcext:value-type="float">
            <text:p>0.003318567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81929" calcext:value-type="float">
            <text:p>6.781929</text:p>
          </table:table-cell>
          <table:table-cell office:value-type="float" office:value="6.6917434933" calcext:value-type="float">
            <text:p>6.6917434933</text:p>
          </table:table-cell>
          <table:table-cell table:formula="of:=POWER([.C337]-6.75;2)" office:value-type="float" office:value="0.00339382057288718" calcext:value-type="float">
            <text:p>0.003393820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69992" calcext:value-type="float">
            <text:p>6.769992</text:p>
          </table:table-cell>
          <table:table-cell office:value-type="float" office:value="6.6911271533" calcext:value-type="float">
            <text:p>6.6911271533</text:p>
          </table:table-cell>
          <table:table-cell table:formula="of:=POWER([.C338]-6.75;2)" office:value-type="float" office:value="0.00346601207856169" calcext:value-type="float">
            <text:p>0.003466012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56689" calcext:value-type="float">
            <text:p>6.756689</text:p>
          </table:table-cell>
          <table:table-cell office:value-type="float" office:value="6.6905375733" calcext:value-type="float">
            <text:p>6.6905375733</text:p>
          </table:table-cell>
          <table:table-cell table:formula="of:=POWER([.C339]-6.75;2)" office:value-type="float" office:value="0.00353578018905283" calcext:value-type="float">
            <text:p>0.003535780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42269" calcext:value-type="float">
            <text:p>6.742269</text:p>
          </table:table-cell>
          <table:table-cell office:value-type="float" office:value="6.6899498" calcext:value-type="float">
            <text:p>6.6899498</text:p>
          </table:table-cell>
          <table:table-cell table:formula="of:=POWER([.C340]-6.75;2)" office:value-type="float" office:value="0.00360602652004001" calcext:value-type="float">
            <text:p>0.003606026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26996" calcext:value-type="float">
            <text:p>6.726996</text:p>
          </table:table-cell>
          <table:table-cell office:value-type="float" office:value="6.6893142333" calcext:value-type="float">
            <text:p>6.6893142333</text:p>
          </table:table-cell>
          <table:table-cell table:formula="of:=POWER([.C341]-6.75;2)" office:value-type="float" office:value="0.00368276227996681" calcext:value-type="float">
            <text:p>0.003682762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11128" calcext:value-type="float">
            <text:p>6.711128</text:p>
          </table:table-cell>
          <table:table-cell office:value-type="float" office:value="6.6885442533" calcext:value-type="float">
            <text:p>6.6885442533</text:p>
          </table:table-cell>
          <table:table-cell table:formula="of:=POWER([.C342]-6.75;2)" office:value-type="float" office:value="0.00377680880245457" calcext:value-type="float">
            <text:p>0.0037768088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94899" calcext:value-type="float">
            <text:p>6.694899</text:p>
          </table:table-cell>
          <table:table-cell office:value-type="float" office:value="6.6874810867" calcext:value-type="float">
            <text:p>6.6874810867</text:p>
          </table:table-cell>
          <table:table-cell table:formula="of:=POWER([.C343]-6.75;2)" office:value-type="float" office:value="0.00390861452021291" calcext:value-type="float">
            <text:p>0.003908614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78504" calcext:value-type="float">
            <text:p>6.678504</text:p>
          </table:table-cell>
          <table:table-cell office:value-type="float" office:value="6.68575986" calcext:value-type="float">
            <text:p>6.68575986</text:p>
          </table:table-cell>
          <table:table-cell table:formula="of:=POWER([.C344]-6.75;2)" office:value-type="float" office:value="0.00412679558721959" calcext:value-type="float">
            <text:p>0.004126795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62085" calcext:value-type="float">
            <text:p>6.662085</text:p>
          </table:table-cell>
          <table:table-cell office:value-type="float" office:value="6.68193088" calcext:value-type="float">
            <text:p>6.68193088</text:p>
          </table:table-cell>
          <table:table-cell table:formula="of:=POWER([.C345]-6.75;2)" office:value-type="float" office:value="0.00463340509757435" calcext:value-type="float">
            <text:p>0.004633405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45732" calcext:value-type="float">
            <text:p>6.645732</text:p>
          </table:table-cell>
          <table:table-cell office:value-type="float" office:value="6.7622849267" calcext:value-type="float">
            <text:p>6.7622849267</text:p>
          </table:table-cell>
          <table:table-cell table:formula="of:=POWER([.C346]-6.75;2)" office:value-type="float" office:value="0.000150919424024363" calcext:value-type="float">
            <text:p>0.000150919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29488" calcext:value-type="float">
            <text:p>6.629488</text:p>
          </table:table-cell>
          <table:table-cell office:value-type="float" office:value="6.7659358267" calcext:value-type="float">
            <text:p>6.765935826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13354" calcext:value-type="float">
            <text:p>6.613354</text:p>
          </table:table-cell>
          <table:table-cell office:value-type="float" office:value="6.7678458733" calcext:value-type="float">
            <text:p>6.767845873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597296" calcext:value-type="float">
            <text:p>6.597296</text:p>
          </table:table-cell>
          <table:table-cell office:value-type="float" office:value="6.7691481267" calcext:value-type="float">
            <text:p>6.769148126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581235" calcext:value-type="float">
            <text:p>6.581235</text:p>
          </table:table-cell>
          <table:table-cell office:value-type="float" office:value="6.7701621733" calcext:value-type="float">
            <text:p>6.770162173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56497" calcext:value-type="float">
            <text:p>6.56497</text:p>
          </table:table-cell>
          <table:table-cell office:value-type="float" office:value="6.7710411533" calcext:value-type="float">
            <text:p>6.771041153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547925" calcext:value-type="float">
            <text:p>6.547925</text:p>
          </table:table-cell>
          <table:table-cell office:value-type="float" office:value="6.7718828733" calcext:value-type="float">
            <text:p>6.771882873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528164" calcext:value-type="float">
            <text:p>6.528164</text:p>
          </table:table-cell>
          <table:table-cell office:value-type="float" office:value="6.7727622467" calcext:value-type="float">
            <text:p>6.772762246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496753" calcext:value-type="float">
            <text:p>6.496753</text:p>
          </table:table-cell>
          <table:table-cell office:value-type="float" office:value="6.77375044" calcext:value-type="float">
            <text:p>6.77375044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311626" calcext:value-type="float">
            <text:p>6.311626</text:p>
          </table:table-cell>
          <table:table-cell office:value-type="float" office:value="6.7749656" calcext:value-type="float">
            <text:p>6.774965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22591" calcext:value-type="float">
            <text:p>6.622591</text:p>
          </table:table-cell>
          <table:table-cell office:value-type="float" office:value="6.7774626133" calcext:value-type="float">
            <text:p>6.777462613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569073" calcext:value-type="float">
            <text:p>6.569073</text:p>
          </table:table-cell>
          <table:table-cell office:value-type="float" office:value="6.77795564" calcext:value-type="float">
            <text:p>6.77795564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55663" calcext:value-type="float">
            <text:p>6.55663</text:p>
          </table:table-cell>
          <table:table-cell office:value-type="float" office:value="6.7788888133" calcext:value-type="float">
            <text:p>6.778888813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554889" calcext:value-type="float">
            <text:p>6.554889</text:p>
          </table:table-cell>
          <table:table-cell office:value-type="float" office:value="6.7799967" calcext:value-type="float">
            <text:p>6.779996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559187" calcext:value-type="float">
            <text:p>6.559187</text:p>
          </table:table-cell>
          <table:table-cell office:value-type="float" office:value="6.7812116267" calcext:value-type="float">
            <text:p>6.781211626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567951" calcext:value-type="float">
            <text:p>6.567951</text:p>
          </table:table-cell>
          <table:table-cell office:value-type="float" office:value="6.7824931333" calcext:value-type="float">
            <text:p>6.7824931333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80286" calcext:value-type="float">
            <text:p>6.580286</text:p>
          </table:table-cell>
          <table:table-cell office:value-type="float" office:value="6.78380796" calcext:value-type="float">
            <text:p>6.78380796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59547" calcext:value-type="float">
            <text:p>6.59547</text:p>
          </table:table-cell>
          <table:table-cell office:value-type="float" office:value="6.78512598" calcext:value-type="float">
            <text:p>6.7851259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12831" calcext:value-type="float">
            <text:p>6.612831</text:p>
          </table:table-cell>
          <table:table-cell office:value-type="float" office:value="6.78641936" calcext:value-type="float">
            <text:p>6.7864193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3172" calcext:value-type="float">
            <text:p>6.63172</text:p>
          </table:table-cell>
          <table:table-cell office:value-type="float" office:value="6.7876625733" calcext:value-type="float">
            <text:p>6.7876625733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51522" calcext:value-type="float">
            <text:p>6.651522</text:p>
          </table:table-cell>
          <table:table-cell office:value-type="float" office:value="6.7888326267" calcext:value-type="float">
            <text:p>6.788832626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71667" calcext:value-type="float">
            <text:p>6.671667</text:p>
          </table:table-cell>
          <table:table-cell office:value-type="float" office:value="6.7899093067" calcext:value-type="float">
            <text:p>6.789909306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91636" calcext:value-type="float">
            <text:p>6.691636</text:p>
          </table:table-cell>
          <table:table-cell office:value-type="float" office:value="6.7908753667" calcext:value-type="float">
            <text:p>6.79087536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10966" calcext:value-type="float">
            <text:p>6.710966</text:p>
          </table:table-cell>
          <table:table-cell office:value-type="float" office:value="6.79171666" calcext:value-type="float">
            <text:p>6.79171666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29247" calcext:value-type="float">
            <text:p>6.729247</text:p>
          </table:table-cell>
          <table:table-cell office:value-type="float" office:value="6.7924221733" calcext:value-type="float">
            <text:p>6.792422173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46128" calcext:value-type="float">
            <text:p>6.746128</text:p>
          </table:table-cell>
          <table:table-cell office:value-type="float" office:value="6.7929839733" calcext:value-type="float">
            <text:p>6.79298397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76132" calcext:value-type="float">
            <text:p>6.76132</text:p>
          </table:table-cell>
          <table:table-cell office:value-type="float" office:value="6.79339696" calcext:value-type="float">
            <text:p>6.7933969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74595" calcext:value-type="float">
            <text:p>6.774595</text:p>
          </table:table-cell>
          <table:table-cell office:value-type="float" office:value="6.7936585267" calcext:value-type="float">
            <text:p>6.793658526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85793" calcext:value-type="float">
            <text:p>6.785793</text:p>
          </table:table-cell>
          <table:table-cell office:value-type="float" office:value="6.7937681867" calcext:value-type="float">
            <text:p>6.793768186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94806" calcext:value-type="float">
            <text:p>6.794806</text:p>
          </table:table-cell>
          <table:table-cell office:value-type="float" office:value="6.7937271667" calcext:value-type="float">
            <text:p>6.793727166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01572" calcext:value-type="float">
            <text:p>6.801572</text:p>
          </table:table-cell>
          <table:table-cell office:value-type="float" office:value="6.79353818" calcext:value-type="float">
            <text:p>6.7935381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806047" calcext:value-type="float">
            <text:p>6.806047</text:p>
          </table:table-cell>
          <table:table-cell office:value-type="float" office:value="6.7932053533" calcext:value-type="float">
            <text:p>6.793205353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808193" calcext:value-type="float">
            <text:p>6.808193</text:p>
          </table:table-cell>
          <table:table-cell office:value-type="float" office:value="6.7927345" calcext:value-type="float">
            <text:p>6.792734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807961" calcext:value-type="float">
            <text:p>6.807961</text:p>
          </table:table-cell>
          <table:table-cell office:value-type="float" office:value="6.79213354" calcext:value-type="float">
            <text:p>6.7921335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805291" calcext:value-type="float">
            <text:p>6.805291</text:p>
          </table:table-cell>
          <table:table-cell office:value-type="float" office:value="6.7914130667" calcext:value-type="float">
            <text:p>6.791413066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00131" calcext:value-type="float">
            <text:p>6.800131</text:p>
          </table:table-cell>
          <table:table-cell office:value-type="float" office:value="6.7905869333" calcext:value-type="float">
            <text:p>6.790586933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79246" calcext:value-type="float">
            <text:p>6.79246</text:p>
          </table:table-cell>
          <table:table-cell office:value-type="float" office:value="6.78967252" calcext:value-type="float">
            <text:p>6.7896725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82325" calcext:value-type="float">
            <text:p>6.782325</text:p>
          </table:table-cell>
          <table:table-cell office:value-type="float" office:value="6.7886907067" calcext:value-type="float">
            <text:p>6.788690706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6987" calcext:value-type="float">
            <text:p>6.76987</text:p>
          </table:table-cell>
          <table:table-cell office:value-type="float" office:value="6.7876653333" calcext:value-type="float">
            <text:p>6.787665333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55357" calcext:value-type="float">
            <text:p>6.755357</text:p>
          </table:table-cell>
          <table:table-cell office:value-type="float" office:value="6.78662226" calcext:value-type="float">
            <text:p>6.7866222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39157" calcext:value-type="float">
            <text:p>6.739157</text:p>
          </table:table-cell>
          <table:table-cell office:value-type="float" office:value="6.78558816" calcext:value-type="float">
            <text:p>6.7855881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21731" calcext:value-type="float">
            <text:p>6.721731</text:p>
          </table:table-cell>
          <table:table-cell office:value-type="float" office:value="6.7845894067" calcext:value-type="float">
            <text:p>6.78458940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03584" calcext:value-type="float">
            <text:p>6.703584</text:p>
          </table:table-cell>
          <table:table-cell office:value-type="float" office:value="6.7836514467" calcext:value-type="float">
            <text:p>6.783651446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852" calcext:value-type="float">
            <text:p>6.6852</text:p>
          </table:table-cell>
          <table:table-cell office:value-type="float" office:value="6.7827995" calcext:value-type="float">
            <text:p>6.782799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66991" calcext:value-type="float">
            <text:p>6.666991</text:p>
          </table:table-cell>
          <table:table-cell office:value-type="float" office:value="6.7820630133" calcext:value-type="float">
            <text:p>6.7820630133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49243" calcext:value-type="float">
            <text:p>6.649243</text:p>
          </table:table-cell>
          <table:table-cell office:value-type="float" office:value="6.7814964467" calcext:value-type="float">
            <text:p>6.781496446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32087" calcext:value-type="float">
            <text:p>6.632087</text:p>
          </table:table-cell>
          <table:table-cell office:value-type="float" office:value="6.78142446" calcext:value-type="float">
            <text:p>6.7814244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15489" calcext:value-type="float">
            <text:p>6.615489</text:p>
          </table:table-cell>
          <table:table-cell office:value-type="float" office:value="6.78043854" calcext:value-type="float">
            <text:p>6.78043854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599263" calcext:value-type="float">
            <text:p>6.599263</text:p>
          </table:table-cell>
          <table:table-cell office:value-type="float" office:value="6.77988826" calcext:value-type="float">
            <text:p>6.77988826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8307" calcext:value-type="float">
            <text:p>6.58307</text:p>
          </table:table-cell>
          <table:table-cell office:value-type="float" office:value="6.77954462" calcext:value-type="float">
            <text:p>6.77954462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566401" calcext:value-type="float">
            <text:p>6.566401</text:p>
          </table:table-cell>
          <table:table-cell office:value-type="float" office:value="6.77938434" calcext:value-type="float">
            <text:p>6.7793843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548439" calcext:value-type="float">
            <text:p>6.548439</text:p>
          </table:table-cell>
          <table:table-cell office:value-type="float" office:value="6.7794114067" calcext:value-type="float">
            <text:p>6.779411406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527646" calcext:value-type="float">
            <text:p>6.527646</text:p>
          </table:table-cell>
          <table:table-cell office:value-type="float" office:value="6.7796412" calcext:value-type="float">
            <text:p>6.779641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500383" calcext:value-type="float">
            <text:p>6.500383</text:p>
          </table:table-cell>
          <table:table-cell office:value-type="float" office:value="6.78010084" calcext:value-type="float">
            <text:p>6.7801008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455083" calcext:value-type="float">
            <text:p>6.455083</text:p>
          </table:table-cell>
          <table:table-cell office:value-type="float" office:value="6.7808415133" calcext:value-type="float">
            <text:p>6.78084151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327236" calcext:value-type="float">
            <text:p>6.327236</text:p>
          </table:table-cell>
          <table:table-cell office:value-type="float" office:value="6.7819905" calcext:value-type="float">
            <text:p>6.781990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480177" calcext:value-type="float">
            <text:p>8.480177</text:p>
          </table:table-cell>
          <table:table-cell office:value-type="float" office:value="6.7841037067" calcext:value-type="float">
            <text:p>6.784103706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3546" calcext:value-type="float">
            <text:p>6.73546</text:p>
          </table:table-cell>
          <table:table-cell office:value-type="float" office:value="6.7719797733" calcext:value-type="float">
            <text:p>6.771979773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48118" calcext:value-type="float">
            <text:p>6.648118</text:p>
          </table:table-cell>
          <table:table-cell office:value-type="float" office:value="6.7716051" calcext:value-type="float">
            <text:p>6.771605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20017" calcext:value-type="float">
            <text:p>6.620017</text:p>
          </table:table-cell>
          <table:table-cell office:value-type="float" office:value="6.7719305067" calcext:value-type="float">
            <text:p>6.77193050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10053" calcext:value-type="float">
            <text:p>6.610053</text:p>
          </table:table-cell>
          <table:table-cell office:value-type="float" office:value="6.7725589133" calcext:value-type="float">
            <text:p>6.772558913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09275" calcext:value-type="float">
            <text:p>6.609275</text:p>
          </table:table-cell>
          <table:table-cell office:value-type="float" office:value="6.77336504" calcext:value-type="float">
            <text:p>6.77336504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14436" calcext:value-type="float">
            <text:p>6.614436</text:p>
          </table:table-cell>
          <table:table-cell office:value-type="float" office:value="6.77428102" calcext:value-type="float">
            <text:p>6.7742810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23883" calcext:value-type="float">
            <text:p>6.623883</text:p>
          </table:table-cell>
          <table:table-cell office:value-type="float" office:value="6.7752584067" calcext:value-type="float">
            <text:p>6.775258406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36498" calcext:value-type="float">
            <text:p>6.636498</text:p>
          </table:table-cell>
          <table:table-cell office:value-type="float" office:value="6.7762576733" calcext:value-type="float">
            <text:p>6.776257673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51371" calcext:value-type="float">
            <text:p>6.651371</text:p>
          </table:table-cell>
          <table:table-cell office:value-type="float" office:value="6.7772449133" calcext:value-type="float">
            <text:p>6.777244913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667694" calcext:value-type="float">
            <text:p>6.667694</text:p>
          </table:table-cell>
          <table:table-cell office:value-type="float" office:value="6.7781908" calcext:value-type="float">
            <text:p>6.778190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684743" calcext:value-type="float">
            <text:p>6.684743</text:p>
          </table:table-cell>
          <table:table-cell office:value-type="float" office:value="6.7790703667" calcext:value-type="float">
            <text:p>6.77907036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01898" calcext:value-type="float">
            <text:p>6.701898</text:p>
          </table:table-cell>
          <table:table-cell office:value-type="float" office:value="6.7798629467" calcext:value-type="float">
            <text:p>6.779862946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18652" calcext:value-type="float">
            <text:p>6.718652</text:p>
          </table:table-cell>
          <table:table-cell office:value-type="float" office:value="6.78055196" calcext:value-type="float">
            <text:p>6.78055196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34627" calcext:value-type="float">
            <text:p>6.734627</text:p>
          </table:table-cell>
          <table:table-cell office:value-type="float" office:value="6.7811246" calcext:value-type="float">
            <text:p>6.7811246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4956" calcext:value-type="float">
            <text:p>6.74956</text:p>
          </table:table-cell>
          <table:table-cell office:value-type="float" office:value="6.7815713" calcext:value-type="float">
            <text:p>6.781571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63288" calcext:value-type="float">
            <text:p>6.763288</text:p>
          </table:table-cell>
          <table:table-cell office:value-type="float" office:value="6.7818851733" calcext:value-type="float">
            <text:p>6.781885173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75708" calcext:value-type="float">
            <text:p>6.775708</text:p>
          </table:table-cell>
          <table:table-cell office:value-type="float" office:value="6.78206142" calcext:value-type="float">
            <text:p>6.7820614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786745" calcext:value-type="float">
            <text:p>6.786745</text:p>
          </table:table-cell>
          <table:table-cell office:value-type="float" office:value="6.7820969333" calcext:value-type="float">
            <text:p>6.78209693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96319" calcext:value-type="float">
            <text:p>6.796319</text:p>
          </table:table-cell>
          <table:table-cell office:value-type="float" office:value="6.7819900333" calcext:value-type="float">
            <text:p>6.7819900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804321" calcext:value-type="float">
            <text:p>6.804321</text:p>
          </table:table-cell>
          <table:table-cell office:value-type="float" office:value="6.78174044" calcext:value-type="float">
            <text:p>6.78174044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810607" calcext:value-type="float">
            <text:p>6.810607</text:p>
          </table:table-cell>
          <table:table-cell office:value-type="float" office:value="6.7813494" calcext:value-type="float">
            <text:p>6.781349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15003" calcext:value-type="float">
            <text:p>6.815003</text:p>
          </table:table-cell>
          <table:table-cell office:value-type="float" office:value="6.7808198933" calcext:value-type="float">
            <text:p>6.780819893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17321" calcext:value-type="float">
            <text:p>6.817321</text:p>
          </table:table-cell>
          <table:table-cell office:value-type="float" office:value="6.7801568133" calcext:value-type="float">
            <text:p>6.780156813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17383" calcext:value-type="float">
            <text:p>6.817383</text:p>
          </table:table-cell>
          <table:table-cell office:value-type="float" office:value="6.77936704" calcext:value-type="float">
            <text:p>6.7793670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815047" calcext:value-type="float">
            <text:p>6.815047</text:p>
          </table:table-cell>
          <table:table-cell office:value-type="float" office:value="6.7784593467" calcext:value-type="float">
            <text:p>6.778459346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810229" calcext:value-type="float">
            <text:p>6.810229</text:p>
          </table:table-cell>
          <table:table-cell office:value-type="float" office:value="6.77744406" calcext:value-type="float">
            <text:p>6.77744406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02917" calcext:value-type="float">
            <text:p>6.802917</text:p>
          </table:table-cell>
          <table:table-cell office:value-type="float" office:value="6.7763326" calcext:value-type="float">
            <text:p>6.776332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793175" calcext:value-type="float">
            <text:p>6.793175</text:p>
          </table:table-cell>
          <table:table-cell office:value-type="float" office:value="6.7751368867" calcext:value-type="float">
            <text:p>6.775136886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81143" calcext:value-type="float">
            <text:p>6.781143</text:p>
          </table:table-cell>
          <table:table-cell office:value-type="float" office:value="6.7738686933" calcext:value-type="float">
            <text:p>6.77386869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67028" calcext:value-type="float">
            <text:p>6.767028</text:p>
          </table:table-cell>
          <table:table-cell office:value-type="float" office:value="6.7725388867" calcext:value-type="float">
            <text:p>6.772538886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51091" calcext:value-type="float">
            <text:p>6.751091</text:p>
          </table:table-cell>
          <table:table-cell office:value-type="float" office:value="6.7711563067" calcext:value-type="float">
            <text:p>6.771156306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33634" calcext:value-type="float">
            <text:p>6.733634</text:p>
          </table:table-cell>
          <table:table-cell office:value-type="float" office:value="6.7697256333" calcext:value-type="float">
            <text:p>6.76972563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14991" calcext:value-type="float">
            <text:p>6.714991</text:p>
          </table:table-cell>
          <table:table-cell office:value-type="float" office:value="6.76824246" calcext:value-type="float">
            <text:p>6.7682424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95515" calcext:value-type="float">
            <text:p>6.695515</text:p>
          </table:table-cell>
          <table:table-cell office:value-type="float" office:value="6.7666799467" calcext:value-type="float">
            <text:p>6.76667994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75577" calcext:value-type="float">
            <text:p>6.675577</text:p>
          </table:table-cell>
          <table:table-cell office:value-type="float" office:value="6.7649425733" calcext:value-type="float">
            <text:p>6.76494257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55554" calcext:value-type="float">
            <text:p>6.655554</text:p>
          </table:table-cell>
          <table:table-cell office:value-type="float" office:value="6.7625989733" calcext:value-type="float">
            <text:p>6.762598973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35827" calcext:value-type="float">
            <text:p>6.635827</text:p>
          </table:table-cell>
          <table:table-cell office:value-type="float" office:value="6.76038886" calcext:value-type="float">
            <text:p>6.7603888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616781" calcext:value-type="float">
            <text:p>6.616781</text:p>
          </table:table-cell>
          <table:table-cell office:value-type="float" office:value="6.76121728" calcext:value-type="float">
            <text:p>6.7612172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598795" calcext:value-type="float">
            <text:p>6.598795</text:p>
          </table:table-cell>
          <table:table-cell office:value-type="float" office:value="6.76140182" calcext:value-type="float">
            <text:p>6.76140182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582236" calcext:value-type="float">
            <text:p>6.582236</text:p>
          </table:table-cell>
          <table:table-cell office:value-type="float" office:value="6.76148774" calcext:value-type="float">
            <text:p>6.7614877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56746" calcext:value-type="float">
            <text:p>6.56746</text:p>
          </table:table-cell>
          <table:table-cell office:value-type="float" office:value="6.7616134867" calcext:value-type="float">
            <text:p>6.761613486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554796" calcext:value-type="float">
            <text:p>6.554796</text:p>
          </table:table-cell>
          <table:table-cell office:value-type="float" office:value="6.7618353867" calcext:value-type="float">
            <text:p>6.7618353867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544561" calcext:value-type="float">
            <text:p>6.544561</text:p>
          </table:table-cell>
          <table:table-cell office:value-type="float" office:value="6.76217972" calcext:value-type="float">
            <text:p>6.7621797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3709" calcext:value-type="float">
            <text:p>6.53709</text:p>
          </table:table-cell>
          <table:table-cell office:value-type="float" office:value="6.7626574133" calcext:value-type="float">
            <text:p>6.762657413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32992" calcext:value-type="float">
            <text:p>6.532992</text:p>
          </table:table-cell>
          <table:table-cell office:value-type="float" office:value="6.76326942" calcext:value-type="float">
            <text:p>6.7632694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536968" calcext:value-type="float">
            <text:p>6.536968</text:p>
          </table:table-cell>
          <table:table-cell office:value-type="float" office:value="6.7640074067" calcext:value-type="float">
            <text:p>6.764007406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521528" calcext:value-type="float">
            <text:p>6.521528</text:p>
          </table:table-cell>
          <table:table-cell office:value-type="float" office:value="6.7648277533" calcext:value-type="float">
            <text:p>6.764827753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529169" calcext:value-type="float">
            <text:p>6.529169</text:p>
          </table:table-cell>
          <table:table-cell office:value-type="float" office:value="6.76586682" calcext:value-type="float">
            <text:p>6.7658668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536225" calcext:value-type="float">
            <text:p>6.536225</text:p>
          </table:table-cell>
          <table:table-cell office:value-type="float" office:value="6.7669747333" calcext:value-type="float">
            <text:p>6.766974733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54539" calcext:value-type="float">
            <text:p>6.54539</text:p>
          </table:table-cell>
          <table:table-cell office:value-type="float" office:value="6.7681565867" calcext:value-type="float">
            <text:p>6.768156586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556827" calcext:value-type="float">
            <text:p>6.556827</text:p>
          </table:table-cell>
          <table:table-cell office:value-type="float" office:value="6.7693967667" calcext:value-type="float">
            <text:p>6.769396766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570381" calcext:value-type="float">
            <text:p>6.570381</text:p>
          </table:table-cell>
          <table:table-cell office:value-type="float" office:value="6.7706758733" calcext:value-type="float">
            <text:p>6.770675873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585777" calcext:value-type="float">
            <text:p>6.585777</text:p>
          </table:table-cell>
          <table:table-cell office:value-type="float" office:value="6.77197292" calcext:value-type="float">
            <text:p>6.77197292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602663" calcext:value-type="float">
            <text:p>6.602663</text:p>
          </table:table-cell>
          <table:table-cell office:value-type="float" office:value="6.7732662867" calcext:value-type="float">
            <text:p>6.773266286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20637" calcext:value-type="float">
            <text:p>6.620637</text:p>
          </table:table-cell>
          <table:table-cell office:value-type="float" office:value="6.7745344933" calcext:value-type="float">
            <text:p>6.774534493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639273" calcext:value-type="float">
            <text:p>6.639273</text:p>
          </table:table-cell>
          <table:table-cell office:value-type="float" office:value="6.7757568467" calcext:value-type="float">
            <text:p>6.775756846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58142" calcext:value-type="float">
            <text:p>6.658142</text:p>
          </table:table-cell>
          <table:table-cell office:value-type="float" office:value="6.7769139667" calcext:value-type="float">
            <text:p>6.776913966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676845" calcext:value-type="float">
            <text:p>6.676845</text:p>
          </table:table-cell>
          <table:table-cell office:value-type="float" office:value="6.7779882" calcext:value-type="float">
            <text:p>6.777988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95028" calcext:value-type="float">
            <text:p>6.695028</text:p>
          </table:table-cell>
          <table:table-cell office:value-type="float" office:value="6.7789638133" calcext:value-type="float">
            <text:p>6.778963813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12398" calcext:value-type="float">
            <text:p>6.712398</text:p>
          </table:table-cell>
          <table:table-cell office:value-type="float" office:value="6.77982704" calcext:value-type="float">
            <text:p>6.77982704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28728" calcext:value-type="float">
            <text:p>6.728728</text:p>
          </table:table-cell>
          <table:table-cell office:value-type="float" office:value="6.7805660067" calcext:value-type="float">
            <text:p>6.780566006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43844" calcext:value-type="float">
            <text:p>6.743844</text:p>
          </table:table-cell>
          <table:table-cell office:value-type="float" office:value="6.7811706" calcext:value-type="float">
            <text:p>6.781170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57617" calcext:value-type="float">
            <text:p>6.757617</text:p>
          </table:table-cell>
          <table:table-cell office:value-type="float" office:value="6.78163238" calcext:value-type="float">
            <text:p>6.7816323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69937" calcext:value-type="float">
            <text:p>6.769937</text:p>
          </table:table-cell>
          <table:table-cell office:value-type="float" office:value="6.7819445533" calcext:value-type="float">
            <text:p>6.781944553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80698" calcext:value-type="float">
            <text:p>6.780698</text:p>
          </table:table-cell>
          <table:table-cell office:value-type="float" office:value="6.78210214" calcext:value-type="float">
            <text:p>6.78210214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8978" calcext:value-type="float">
            <text:p>6.78978</text:p>
          </table:table-cell>
          <table:table-cell office:value-type="float" office:value="6.7821022533" calcext:value-type="float">
            <text:p>6.782102253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97047" calcext:value-type="float">
            <text:p>6.797047</text:p>
          </table:table-cell>
          <table:table-cell office:value-type="float" office:value="6.7819445067" calcext:value-type="float">
            <text:p>6.781944506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02348" calcext:value-type="float">
            <text:p>6.802348</text:p>
          </table:table-cell>
          <table:table-cell office:value-type="float" office:value="6.78163142" calcext:value-type="float">
            <text:p>6.7816314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05533" calcext:value-type="float">
            <text:p>6.805533</text:p>
          </table:table-cell>
          <table:table-cell office:value-type="float" office:value="6.7811687733" calcext:value-type="float">
            <text:p>6.78116877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806473" calcext:value-type="float">
            <text:p>6.806473</text:p>
          </table:table-cell>
          <table:table-cell office:value-type="float" office:value="6.7805657733" calcext:value-type="float">
            <text:p>6.780565773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05083" calcext:value-type="float">
            <text:p>6.805083</text:p>
          </table:table-cell>
          <table:table-cell office:value-type="float" office:value="6.77983494" calcext:value-type="float">
            <text:p>6.7798349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01352" calcext:value-type="float">
            <text:p>6.801352</text:p>
          </table:table-cell>
          <table:table-cell office:value-type="float" office:value="6.7789917267" calcext:value-type="float">
            <text:p>6.778991726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95359" calcext:value-type="float">
            <text:p>6.795359</text:p>
          </table:table-cell>
          <table:table-cell office:value-type="float" office:value="6.7780537867" calcext:value-type="float">
            <text:p>6.7780537867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87297" calcext:value-type="float">
            <text:p>6.787297</text:p>
          </table:table-cell>
          <table:table-cell office:value-type="float" office:value="6.7770401" calcext:value-type="float">
            <text:p>6.777040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77482" calcext:value-type="float">
            <text:p>6.777482</text:p>
          </table:table-cell>
          <table:table-cell office:value-type="float" office:value="6.7759698733" calcext:value-type="float">
            <text:p>6.775969873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66355" calcext:value-type="float">
            <text:p>6.766355</text:p>
          </table:table-cell>
          <table:table-cell office:value-type="float" office:value="6.7748614667" calcext:value-type="float">
            <text:p>6.774861466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5447" calcext:value-type="float">
            <text:p>6.75447</text:p>
          </table:table-cell>
          <table:table-cell office:value-type="float" office:value="6.7737313467" calcext:value-type="float">
            <text:p>6.773731346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42466" calcext:value-type="float">
            <text:p>6.742466</text:p>
          </table:table-cell>
          <table:table-cell office:value-type="float" office:value="6.7725933133" calcext:value-type="float">
            <text:p>6.772593313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31011" calcext:value-type="float">
            <text:p>6.731011</text:p>
          </table:table-cell>
          <table:table-cell office:value-type="float" office:value="6.77145798" calcext:value-type="float">
            <text:p>6.7714579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20712" calcext:value-type="float">
            <text:p>6.720712</text:p>
          </table:table-cell>
          <table:table-cell office:value-type="float" office:value="6.7703327867" calcext:value-type="float">
            <text:p>6.770332786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12013" calcext:value-type="float">
            <text:p>6.712013</text:p>
          </table:table-cell>
          <table:table-cell office:value-type="float" office:value="6.76922276" calcext:value-type="float">
            <text:p>6.7692227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05065" calcext:value-type="float">
            <text:p>6.705065</text:p>
          </table:table-cell>
          <table:table-cell office:value-type="float" office:value="6.7681327533" calcext:value-type="float">
            <text:p>6.768132753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99602" calcext:value-type="float">
            <text:p>6.699602</text:p>
          </table:table-cell>
          <table:table-cell office:value-type="float" office:value="6.7670796467" calcext:value-type="float">
            <text:p>6.767079646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94853" calcext:value-type="float">
            <text:p>6.694853</text:p>
          </table:table-cell>
          <table:table-cell office:value-type="float" office:value="6.76598784" calcext:value-type="float">
            <text:p>6.76598784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89478" calcext:value-type="float">
            <text:p>6.689478</text:p>
          </table:table-cell>
          <table:table-cell office:value-type="float" office:value="6.7649584333" calcext:value-type="float">
            <text:p>6.764958433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681555" calcext:value-type="float">
            <text:p>6.681555</text:p>
          </table:table-cell>
          <table:table-cell office:value-type="float" office:value="6.76399274" calcext:value-type="float">
            <text:p>6.7639927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668523" calcext:value-type="float">
            <text:p>6.668523</text:p>
          </table:table-cell>
          <table:table-cell office:value-type="float" office:value="6.7631231533" calcext:value-type="float">
            <text:p>6.763123153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46934" calcext:value-type="float">
            <text:p>6.646934</text:p>
          </table:table-cell>
          <table:table-cell office:value-type="float" office:value="6.76240068" calcext:value-type="float">
            <text:p>6.7624006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11499" calcext:value-type="float">
            <text:p>6.611499</text:p>
          </table:table-cell>
          <table:table-cell office:value-type="float" office:value="6.7618989733" calcext:value-type="float">
            <text:p>6.761898973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551653" calcext:value-type="float">
            <text:p>6.551653</text:p>
          </table:table-cell>
          <table:table-cell office:value-type="float" office:value="6.7617256933" calcext:value-type="float">
            <text:p>6.7617256933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436715" calcext:value-type="float">
            <text:p>6.436715</text:p>
          </table:table-cell>
          <table:table-cell office:value-type="float" office:value="6.7620569867" calcext:value-type="float">
            <text:p>6.762056986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104157" calcext:value-type="float">
            <text:p>6.104157</text:p>
          </table:table-cell>
          <table:table-cell office:value-type="float" office:value="6.7632710133" calcext:value-type="float">
            <text:p>6.763271013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.715192" calcext:value-type="float">
            <text:p>18.715192</text:p>
          </table:table-cell>
          <table:table-cell office:value-type="float" office:value="6.7668265267" calcext:value-type="float">
            <text:p>6.766826526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193367" calcext:value-type="float">
            <text:p>7.193367</text:p>
          </table:table-cell>
          <table:table-cell office:value-type="float" office:value="6.68643768" calcext:value-type="float">
            <text:p>6.6864376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915995" calcext:value-type="float">
            <text:p>6.915995</text:p>
          </table:table-cell>
          <table:table-cell office:value-type="float" office:value="6.6829917267" calcext:value-type="float">
            <text:p>6.6829917267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808692" calcext:value-type="float">
            <text:p>6.808692</text:p>
          </table:table-cell>
          <table:table-cell office:value-type="float" office:value="6.6815240267" calcext:value-type="float">
            <text:p>6.681524026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49403" calcext:value-type="float">
            <text:p>6.749403</text:p>
          </table:table-cell>
          <table:table-cell office:value-type="float" office:value="6.68089626" calcext:value-type="float">
            <text:p>6.68089626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13082" calcext:value-type="float">
            <text:p>6.713082</text:p>
          </table:table-cell>
          <table:table-cell office:value-type="float" office:value="6.6807812333" calcext:value-type="float">
            <text:p>6.680781233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91228" calcext:value-type="float">
            <text:p>6.691228</text:p>
          </table:table-cell>
          <table:table-cell office:value-type="float" office:value="6.6810165467" calcext:value-type="float">
            <text:p>6.681016546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79831" calcext:value-type="float">
            <text:p>6.679831</text:p>
          </table:table-cell>
          <table:table-cell office:value-type="float" office:value="6.6814947067" calcext:value-type="float">
            <text:p>6.681494706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76393" calcext:value-type="float">
            <text:p>6.676393</text:p>
          </table:table-cell>
          <table:table-cell office:value-type="float" office:value="6.6821335933" calcext:value-type="float">
            <text:p>6.682133593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79027" calcext:value-type="float">
            <text:p>6.679027</text:p>
          </table:table-cell>
          <table:table-cell office:value-type="float" office:value="6.6828667867" calcext:value-type="float">
            <text:p>6.682866786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86178" calcext:value-type="float">
            <text:p>6.686178</text:p>
          </table:table-cell>
          <table:table-cell office:value-type="float" office:value="6.6836398333" calcext:value-type="float">
            <text:p>6.683639833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96545" calcext:value-type="float">
            <text:p>6.696545</text:p>
          </table:table-cell>
          <table:table-cell office:value-type="float" office:value="6.6844083667" calcext:value-type="float">
            <text:p>6.684408366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09049" calcext:value-type="float">
            <text:p>6.709049</text:p>
          </table:table-cell>
          <table:table-cell office:value-type="float" office:value="6.68513662" calcext:value-type="float">
            <text:p>6.68513662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22813" calcext:value-type="float">
            <text:p>6.722813</text:p>
          </table:table-cell>
          <table:table-cell office:value-type="float" office:value="6.68579614" calcext:value-type="float">
            <text:p>6.68579614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37128" calcext:value-type="float">
            <text:p>6.737128</text:p>
          </table:table-cell>
          <table:table-cell office:value-type="float" office:value="6.6863644867" calcext:value-type="float">
            <text:p>6.686364486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51413" calcext:value-type="float">
            <text:p>6.751413</text:p>
          </table:table-cell>
          <table:table-cell office:value-type="float" office:value="6.68682412" calcext:value-type="float">
            <text:p>6.6868241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65175" calcext:value-type="float">
            <text:p>6.765175</text:p>
          </table:table-cell>
          <table:table-cell office:value-type="float" office:value="6.68716146" calcext:value-type="float">
            <text:p>6.68716146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77989" calcext:value-type="float">
            <text:p>6.777989</text:p>
          </table:table-cell>
          <table:table-cell office:value-type="float" office:value="6.6873662133" calcext:value-type="float">
            <text:p>6.687366213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89477" calcext:value-type="float">
            <text:p>6.789477</text:p>
          </table:table-cell>
          <table:table-cell office:value-type="float" office:value="6.68743082" calcext:value-type="float">
            <text:p>6.6874308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99313" calcext:value-type="float">
            <text:p>6.799313</text:p>
          </table:table-cell>
          <table:table-cell office:value-type="float" office:value="6.6873501667" calcext:value-type="float">
            <text:p>6.687350166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07228" calcext:value-type="float">
            <text:p>6.807228</text:p>
          </table:table-cell>
          <table:table-cell office:value-type="float" office:value="6.6871213267" calcext:value-type="float">
            <text:p>6.6871213267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813024" calcext:value-type="float">
            <text:p>6.813024</text:p>
          </table:table-cell>
          <table:table-cell office:value-type="float" office:value="6.6867434933" calcext:value-type="float">
            <text:p>6.6867434933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816576" calcext:value-type="float">
            <text:p>6.816576</text:p>
          </table:table-cell>
          <table:table-cell office:value-type="float" office:value="6.68621794" calcext:value-type="float">
            <text:p>6.68621794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81783" calcext:value-type="float">
            <text:p>6.81783</text:p>
          </table:table-cell>
          <table:table-cell office:value-type="float" office:value="6.6855481867" calcext:value-type="float">
            <text:p>6.6855481867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16793" calcext:value-type="float">
            <text:p>6.816793</text:p>
          </table:table-cell>
          <table:table-cell office:value-type="float" office:value="6.6847402533" calcext:value-type="float">
            <text:p>6.684740253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813517" calcext:value-type="float">
            <text:p>6.813517</text:p>
          </table:table-cell>
          <table:table-cell office:value-type="float" office:value="6.68380306" calcext:value-type="float">
            <text:p>6.68380306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808076" calcext:value-type="float">
            <text:p>6.808076</text:p>
          </table:table-cell>
          <table:table-cell office:value-type="float" office:value="6.6827487733" calcext:value-type="float">
            <text:p>6.682748773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00555" calcext:value-type="float">
            <text:p>6.800555</text:p>
          </table:table-cell>
          <table:table-cell office:value-type="float" office:value="6.6815931" calcext:value-type="float">
            <text:p>6.6815931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91044" calcext:value-type="float">
            <text:p>6.791044</text:p>
          </table:table-cell>
          <table:table-cell office:value-type="float" office:value="6.68035526" calcext:value-type="float">
            <text:p>6.68035526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7964" calcext:value-type="float">
            <text:p>6.77964</text:p>
          </table:table-cell>
          <table:table-cell office:value-type="float" office:value="6.6790574867" calcext:value-type="float">
            <text:p>6.679057486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66458" calcext:value-type="float">
            <text:p>6.766458</text:p>
          </table:table-cell>
          <table:table-cell office:value-type="float" office:value="6.67772398" calcext:value-type="float">
            <text:p>6.6777239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51648" calcext:value-type="float">
            <text:p>6.751648</text:p>
          </table:table-cell>
          <table:table-cell office:value-type="float" office:value="6.67637914" calcext:value-type="float">
            <text:p>6.67637914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35419" calcext:value-type="float">
            <text:p>6.735419</text:p>
          </table:table-cell>
          <table:table-cell office:value-type="float" office:value="6.67504502" calcext:value-type="float">
            <text:p>6.6750450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18049" calcext:value-type="float">
            <text:p>6.718049</text:p>
          </table:table-cell>
          <table:table-cell office:value-type="float" office:value="6.67373726" calcext:value-type="float">
            <text:p>6.67373726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9989" calcext:value-type="float">
            <text:p>6.69989</text:p>
          </table:table-cell>
          <table:table-cell office:value-type="float" office:value="6.67245744" calcext:value-type="float">
            <text:p>6.67245744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81371" calcext:value-type="float">
            <text:p>6.681371</text:p>
          </table:table-cell>
          <table:table-cell office:value-type="float" office:value="6.6711713133" calcext:value-type="float">
            <text:p>6.671171313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62969" calcext:value-type="float">
            <text:p>6.662969</text:p>
          </table:table-cell>
          <table:table-cell office:value-type="float" office:value="6.6696978067" calcext:value-type="float">
            <text:p>6.669697806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45188" calcext:value-type="float">
            <text:p>6.645188</text:p>
          </table:table-cell>
          <table:table-cell office:value-type="float" office:value="6.6639282067" calcext:value-type="float">
            <text:p>6.663928206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28519" calcext:value-type="float">
            <text:p>6.628519</text:p>
          </table:table-cell>
          <table:table-cell office:value-type="float" office:value="6.6642970267" calcext:value-type="float">
            <text:p>6.664297026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13409" calcext:value-type="float">
            <text:p>6.613409</text:p>
          </table:table-cell>
          <table:table-cell office:value-type="float" office:value="6.6643194733" calcext:value-type="float">
            <text:p>6.664319473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00242" calcext:value-type="float">
            <text:p>6.600242</text:p>
          </table:table-cell>
          <table:table-cell office:value-type="float" office:value="6.66433846" calcext:value-type="float">
            <text:p>6.6643384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589344" calcext:value-type="float">
            <text:p>6.589344</text:p>
          </table:table-cell>
          <table:table-cell office:value-type="float" office:value="6.6644273467" calcext:value-type="float">
            <text:p>6.6644273467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581037" calcext:value-type="float">
            <text:p>6.581037</text:p>
          </table:table-cell>
          <table:table-cell office:value-type="float" office:value="6.6646107933" calcext:value-type="float">
            <text:p>6.6646107933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575792" calcext:value-type="float">
            <text:p>6.575792</text:p>
          </table:table-cell>
          <table:table-cell office:value-type="float" office:value="6.6648963867" calcext:value-type="float">
            <text:p>6.664896386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574727" calcext:value-type="float">
            <text:p>6.574727</text:p>
          </table:table-cell>
          <table:table-cell office:value-type="float" office:value="6.6652816267" calcext:value-type="float">
            <text:p>6.6652816267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582006" calcext:value-type="float">
            <text:p>6.582006</text:p>
          </table:table-cell>
          <table:table-cell office:value-type="float" office:value="6.6657521" calcext:value-type="float">
            <text:p>6.665752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38445" calcext:value-type="float">
            <text:p>6.638445</text:p>
          </table:table-cell>
          <table:table-cell office:value-type="float" office:value="6.6662619667" calcext:value-type="float">
            <text:p>6.6662619667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484199" calcext:value-type="float">
            <text:p>6.484199</text:p>
          </table:table-cell>
          <table:table-cell office:value-type="float" office:value="6.6664899933" calcext:value-type="float">
            <text:p>6.6664899933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532947" calcext:value-type="float">
            <text:p>6.532947</text:p>
          </table:table-cell>
          <table:table-cell office:value-type="float" office:value="6.66784432" calcext:value-type="float">
            <text:p>6.6678443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547717" calcext:value-type="float">
            <text:p>6.547717</text:p>
          </table:table-cell>
          <table:table-cell office:value-type="float" office:value="6.6689727533" calcext:value-type="float">
            <text:p>6.668972753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559028" calcext:value-type="float">
            <text:p>6.559028</text:p>
          </table:table-cell>
          <table:table-cell office:value-type="float" office:value="6.6701009867" calcext:value-type="float">
            <text:p>6.670100986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570461" calcext:value-type="float">
            <text:p>6.570461</text:p>
          </table:table-cell>
          <table:table-cell office:value-type="float" office:value="6.6712498467" calcext:value-type="float">
            <text:p>6.6712498467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582908" calcext:value-type="float">
            <text:p>6.582908</text:p>
          </table:table-cell>
          <table:table-cell office:value-type="float" office:value="6.6724152867" calcext:value-type="float">
            <text:p>6.672415286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596592" calcext:value-type="float">
            <text:p>6.596592</text:p>
          </table:table-cell>
          <table:table-cell office:value-type="float" office:value="6.6735864867" calcext:value-type="float">
            <text:p>6.673586486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611484" calcext:value-type="float">
            <text:p>6.611484</text:p>
          </table:table-cell>
          <table:table-cell office:value-type="float" office:value="6.6747503067" calcext:value-type="float">
            <text:p>6.674750306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27431" calcext:value-type="float">
            <text:p>6.627431</text:p>
          </table:table-cell>
          <table:table-cell office:value-type="float" office:value="6.6758927333" calcext:value-type="float">
            <text:p>6.6758927333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44217" calcext:value-type="float">
            <text:p>6.644217</text:p>
          </table:table-cell>
          <table:table-cell office:value-type="float" office:value="6.67699938" calcext:value-type="float">
            <text:p>6.6769993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661587" calcext:value-type="float">
            <text:p>6.661587</text:p>
          </table:table-cell>
          <table:table-cell office:value-type="float" office:value="6.6780555933" calcext:value-type="float">
            <text:p>6.678055593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79259" calcext:value-type="float">
            <text:p>6.679259</text:p>
          </table:table-cell>
          <table:table-cell office:value-type="float" office:value="6.6790464667" calcext:value-type="float">
            <text:p>6.679046466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96929" calcext:value-type="float">
            <text:p>6.696929</text:p>
          </table:table-cell>
          <table:table-cell office:value-type="float" office:value="6.6799569667" calcext:value-type="float">
            <text:p>6.6799569667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14278" calcext:value-type="float">
            <text:p>6.714278</text:p>
          </table:table-cell>
          <table:table-cell office:value-type="float" office:value="6.6807722267" calcext:value-type="float">
            <text:p>6.680772226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30972" calcext:value-type="float">
            <text:p>6.730972</text:p>
          </table:table-cell>
          <table:table-cell office:value-type="float" office:value="6.6814780067" calcext:value-type="float">
            <text:p>6.681478006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46672" calcext:value-type="float">
            <text:p>6.746672</text:p>
          </table:table-cell>
          <table:table-cell office:value-type="float" office:value="6.68206134" calcext:value-type="float">
            <text:p>6.68206134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61044" calcext:value-type="float">
            <text:p>6.761044</text:p>
          </table:table-cell>
          <table:table-cell office:value-type="float" office:value="6.6825112" calcext:value-type="float">
            <text:p>6.682511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73773" calcext:value-type="float">
            <text:p>6.773773</text:p>
          </table:table-cell>
          <table:table-cell office:value-type="float" office:value="6.68281914" calcext:value-type="float">
            <text:p>6.6828191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84584" calcext:value-type="float">
            <text:p>6.784584</text:p>
          </table:table-cell>
          <table:table-cell office:value-type="float" office:value="6.6829798333" calcext:value-type="float">
            <text:p>6.682979833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93254" calcext:value-type="float">
            <text:p>6.793254</text:p>
          </table:table-cell>
          <table:table-cell office:value-type="float" office:value="6.6829913267" calcext:value-type="float">
            <text:p>6.6829913267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99629" calcext:value-type="float">
            <text:p>6.799629</text:p>
          </table:table-cell>
          <table:table-cell office:value-type="float" office:value="6.6828550733" calcext:value-type="float">
            <text:p>6.682855073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80363" calcext:value-type="float">
            <text:p>6.80363</text:p>
          </table:table-cell>
          <table:table-cell office:value-type="float" office:value="6.68257568" calcext:value-type="float">
            <text:p>6.68257568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80525" calcext:value-type="float">
            <text:p>6.80525</text:p>
          </table:table-cell>
          <table:table-cell office:value-type="float" office:value="6.6821604533" calcext:value-type="float">
            <text:p>6.682160453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804548" calcext:value-type="float">
            <text:p>6.804548</text:p>
          </table:table-cell>
          <table:table-cell office:value-type="float" office:value="6.68161884" calcext:value-type="float">
            <text:p>6.68161884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801632" calcext:value-type="float">
            <text:p>6.801632</text:p>
          </table:table-cell>
          <table:table-cell office:value-type="float" office:value="6.6809618267" calcext:value-type="float">
            <text:p>6.680961826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796641" calcext:value-type="float">
            <text:p>6.796641</text:p>
          </table:table-cell>
          <table:table-cell office:value-type="float" office:value="6.6802014733" calcext:value-type="float">
            <text:p>6.680201473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89725" calcext:value-type="float">
            <text:p>6.789725</text:p>
          </table:table-cell>
          <table:table-cell office:value-type="float" office:value="6.67935064" calcext:value-type="float">
            <text:p>6.67935064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81035" calcext:value-type="float">
            <text:p>6.781035</text:p>
          </table:table-cell>
          <table:table-cell office:value-type="float" office:value="6.6784229133" calcext:value-type="float">
            <text:p>6.6784229133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7071" calcext:value-type="float">
            <text:p>6.77071</text:p>
          </table:table-cell>
          <table:table-cell office:value-type="float" office:value="6.6774327333" calcext:value-type="float">
            <text:p>6.677432733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5888" calcext:value-type="float">
            <text:p>6.75888</text:p>
          </table:table-cell>
          <table:table-cell office:value-type="float" office:value="6.6763957067" calcext:value-type="float">
            <text:p>6.6763957067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45665" calcext:value-type="float">
            <text:p>6.745665</text:p>
          </table:table-cell>
          <table:table-cell office:value-type="float" office:value="6.6753289533" calcext:value-type="float">
            <text:p>6.675328953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31181" calcext:value-type="float">
            <text:p>6.731181</text:p>
          </table:table-cell>
          <table:table-cell office:value-type="float" office:value="6.67425144" calcext:value-type="float">
            <text:p>6.6742514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15541" calcext:value-type="float">
            <text:p>6.715541</text:p>
          </table:table-cell>
          <table:table-cell office:value-type="float" office:value="6.67318434" calcext:value-type="float">
            <text:p>6.67318434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98855" calcext:value-type="float">
            <text:p>6.698855</text:p>
          </table:table-cell>
          <table:table-cell office:value-type="float" office:value="6.67215142" calcext:value-type="float">
            <text:p>6.6721514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81229" calcext:value-type="float">
            <text:p>6.681229</text:p>
          </table:table-cell>
          <table:table-cell office:value-type="float" office:value="6.6711801267" calcext:value-type="float">
            <text:p>6.671180126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62754" calcext:value-type="float">
            <text:p>6.662754</text:p>
          </table:table-cell>
          <table:table-cell office:value-type="float" office:value="6.6703059667" calcext:value-type="float">
            <text:p>6.670305966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4351" calcext:value-type="float">
            <text:p>6.64351</text:p>
          </table:table-cell>
          <table:table-cell office:value-type="float" office:value="6.6696110467" calcext:value-type="float">
            <text:p>6.6696110467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2356" calcext:value-type="float">
            <text:p>6.62356</text:p>
          </table:table-cell>
          <table:table-cell office:value-type="float" office:value="6.66869914" calcext:value-type="float">
            <text:p>6.66869914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602946" calcext:value-type="float">
            <text:p>6.602946</text:p>
          </table:table-cell>
          <table:table-cell office:value-type="float" office:value="6.6681314867" calcext:value-type="float">
            <text:p>6.6681314867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581672" calcext:value-type="float">
            <text:p>6.581672</text:p>
          </table:table-cell>
          <table:table-cell office:value-type="float" office:value="6.66779906" calcext:value-type="float">
            <text:p>6.66779906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59641" calcext:value-type="float">
            <text:p>6.559641</text:p>
          </table:table-cell>
          <table:table-cell office:value-type="float" office:value="6.6677367467" calcext:value-type="float">
            <text:p>6.667736746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53649" calcext:value-type="float">
            <text:p>6.53649</text:p>
          </table:table-cell>
          <table:table-cell office:value-type="float" office:value="6.66800736" calcext:value-type="float">
            <text:p>6.66800736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511158" calcext:value-type="float">
            <text:p>6.511158</text:p>
          </table:table-cell>
          <table:table-cell office:value-type="float" office:value="6.66870496" calcext:value-type="float">
            <text:p>6.66870496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480614" calcext:value-type="float">
            <text:p>6.480614</text:p>
          </table:table-cell>
          <table:table-cell office:value-type="float" office:value="6.6699705933" calcext:value-type="float">
            <text:p>6.669970593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434909" calcext:value-type="float">
            <text:p>6.434909</text:p>
          </table:table-cell>
          <table:table-cell office:value-type="float" office:value="6.6720204933" calcext:value-type="float">
            <text:p>6.6720204933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324037" calcext:value-type="float">
            <text:p>6.324037</text:p>
          </table:table-cell>
          <table:table-cell office:value-type="float" office:value="6.6752086" calcext:value-type="float">
            <text:p>6.6752086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324037" calcext:value-type="float">
            <text:p>6.324037</text:p>
          </table:table-cell>
          <table:table-cell office:value-type="float" office:value="6.6803071467" calcext:value-type="float">
            <text:p>6.680307146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6009" calcext:value-type="float">
            <text:p>6.76009</text:p>
          </table:table-cell>
          <table:table-cell office:value-type="float" office:value="6.6870043267" calcext:value-type="float">
            <text:p>6.687004326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44462" calcext:value-type="float">
            <text:p>6.644462</text:p>
          </table:table-cell>
          <table:table-cell office:value-type="float" office:value="6.6928991333" calcext:value-type="float">
            <text:p>6.6928991333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11683" calcext:value-type="float">
            <text:p>6.611683</text:p>
          </table:table-cell>
          <table:table-cell office:value-type="float" office:value="6.7022231467" calcext:value-type="float">
            <text:p>6.702223146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01098" calcext:value-type="float">
            <text:p>6.601098</text:p>
          </table:table-cell>
          <table:table-cell office:value-type="float" office:value="6.7149746533" calcext:value-type="float">
            <text:p>6.714974653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00745" calcext:value-type="float">
            <text:p>6.600745</text:p>
          </table:table-cell>
          <table:table-cell office:value-type="float" office:value="6.7314885467" calcext:value-type="float">
            <text:p>6.7314885467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06446" calcext:value-type="float">
            <text:p>6.606446</text:p>
          </table:table-cell>
          <table:table-cell office:value-type="float" office:value="6.75204246" calcext:value-type="float">
            <text:p>6.75204246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16215" calcext:value-type="float">
            <text:p>6.616215</text:p>
          </table:table-cell>
          <table:table-cell office:value-type="float" office:value="6.7767398133" calcext:value-type="float">
            <text:p>6.7767398133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28891" calcext:value-type="float">
            <text:p>6.628891</text:p>
          </table:table-cell>
          <table:table-cell office:value-type="float" office:value="6.8054397267" calcext:value-type="float">
            <text:p>6.8054397267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4369" calcext:value-type="float">
            <text:p>6.64369</text:p>
          </table:table-cell>
          <table:table-cell office:value-type="float" office:value="6.8377062533" calcext:value-type="float">
            <text:p>6.8377062533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6002" calcext:value-type="float">
            <text:p>6.66002</text:p>
          </table:table-cell>
          <table:table-cell office:value-type="float" office:value="6.87276712" calcext:value-type="float">
            <text:p>6.87276712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77388" calcext:value-type="float">
            <text:p>6.677388</text:p>
          </table:table-cell>
          <table:table-cell office:value-type="float" office:value="6.90947166" calcext:value-type="float">
            <text:p>6.90947166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95356" calcext:value-type="float">
            <text:p>6.695356</text:p>
          </table:table-cell>
          <table:table-cell office:value-type="float" office:value="6.9462322667" calcext:value-type="float">
            <text:p>6.946232266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13503" calcext:value-type="float">
            <text:p>6.713503</text:p>
          </table:table-cell>
          <table:table-cell office:value-type="float" office:value="6.9809202267" calcext:value-type="float">
            <text:p>6.980920226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31417" calcext:value-type="float">
            <text:p>6.731417</text:p>
          </table:table-cell>
          <table:table-cell office:value-type="float" office:value="7.01064972" calcext:value-type="float">
            <text:p>7.01064972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48693" calcext:value-type="float">
            <text:p>6.748693</text:p>
          </table:table-cell>
          <table:table-cell office:value-type="float" office:value="7.0312524733" calcext:value-type="float">
            <text:p>7.031252473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64938" calcext:value-type="float">
            <text:p>6.764938</text:p>
          </table:table-cell>
          <table:table-cell office:value-type="float" office:value="7.0355467733" calcext:value-type="float">
            <text:p>7.035546773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79782" calcext:value-type="float">
            <text:p>6.779782</text:p>
          </table:table-cell>
          <table:table-cell office:value-type="float" office:value="7.0397327733" calcext:value-type="float">
            <text:p>7.0397327733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92894" calcext:value-type="float">
            <text:p>6.792894</text:p>
          </table:table-cell>
          <table:table-cell office:value-type="float" office:value="7.0438198133" calcext:value-type="float">
            <text:p>7.0438198133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80399" calcext:value-type="float">
            <text:p>6.80399</text:p>
          </table:table-cell>
          <table:table-cell office:value-type="float" office:value="7.04781944" calcext:value-type="float">
            <text:p>7.04781944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812841" calcext:value-type="float">
            <text:p>6.812841</text:p>
          </table:table-cell>
          <table:table-cell office:value-type="float" office:value="7.0517450933" calcext:value-type="float">
            <text:p>7.051745093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819277" calcext:value-type="float">
            <text:p>6.819277</text:p>
          </table:table-cell>
          <table:table-cell office:value-type="float" office:value="7.05561174" calcext:value-type="float">
            <text:p>7.05561174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823187" calcext:value-type="float">
            <text:p>6.823187</text:p>
          </table:table-cell>
          <table:table-cell office:value-type="float" office:value="7.05943548" calcext:value-type="float">
            <text:p>7.05943548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824512" calcext:value-type="float">
            <text:p>6.824512</text:p>
          </table:table-cell>
          <table:table-cell office:value-type="float" office:value="7.0632331533" calcext:value-type="float">
            <text:p>7.063233153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823243" calcext:value-type="float">
            <text:p>6.823243</text:p>
          </table:table-cell>
          <table:table-cell office:value-type="float" office:value="7.0670219933" calcext:value-type="float">
            <text:p>7.067021993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819417" calcext:value-type="float">
            <text:p>6.819417</text:p>
          </table:table-cell>
          <table:table-cell office:value-type="float" office:value="7.0708192933" calcext:value-type="float">
            <text:p>7.0708192933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813111" calcext:value-type="float">
            <text:p>6.813111</text:p>
          </table:table-cell>
          <table:table-cell office:value-type="float" office:value="7.0746421" calcext:value-type="float">
            <text:p>7.0746421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804443" calcext:value-type="float">
            <text:p>6.804443</text:p>
          </table:table-cell>
          <table:table-cell office:value-type="float" office:value="7.0785069467" calcext:value-type="float">
            <text:p>7.0785069467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93575" calcext:value-type="float">
            <text:p>6.793575</text:p>
          </table:table-cell>
          <table:table-cell office:value-type="float" office:value="7.08242958" calcext:value-type="float">
            <text:p>7.08242958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80715" calcext:value-type="float">
            <text:p>6.780715</text:p>
          </table:table-cell>
          <table:table-cell office:value-type="float" office:value="7.0864246667" calcext:value-type="float">
            <text:p>7.0864246667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66118" calcext:value-type="float">
            <text:p>6.766118</text:p>
          </table:table-cell>
          <table:table-cell office:value-type="float" office:value="7.0905054867" calcext:value-type="float">
            <text:p>7.0905054867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50084" calcext:value-type="float">
            <text:p>6.750084</text:p>
          </table:table-cell>
          <table:table-cell office:value-type="float" office:value="7.09468362" calcext:value-type="float">
            <text:p>7.09468362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32951" calcext:value-type="float">
            <text:p>6.732951</text:p>
          </table:table-cell>
          <table:table-cell office:value-type="float" office:value="7.0989686467" calcext:value-type="float">
            <text:p>7.0989686467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15083" calcext:value-type="float">
            <text:p>6.715083</text:p>
          </table:table-cell>
          <table:table-cell office:value-type="float" office:value="7.1033678933" calcext:value-type="float">
            <text:p>7.1033678933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96848" calcext:value-type="float">
            <text:p>6.696848</text:p>
          </table:table-cell>
          <table:table-cell office:value-type="float" office:value="7.10788626" calcext:value-type="float">
            <text:p>7.10788626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78601" calcext:value-type="float">
            <text:p>6.678601</text:p>
          </table:table-cell>
          <table:table-cell office:value-type="float" office:value="7.1125261933" calcext:value-type="float">
            <text:p>7.1125261933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60661" calcext:value-type="float">
            <text:p>6.660661</text:p>
          </table:table-cell>
          <table:table-cell office:value-type="float" office:value="7.1172877733" calcext:value-type="float">
            <text:p>7.117287773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43306" calcext:value-type="float">
            <text:p>6.643306</text:p>
          </table:table-cell>
          <table:table-cell office:value-type="float" office:value="7.1221689533" calcext:value-type="float">
            <text:p>7.122168953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26763" calcext:value-type="float">
            <text:p>6.626763</text:p>
          </table:table-cell>
          <table:table-cell office:value-type="float" office:value="7.1271658333" calcext:value-type="float">
            <text:p>7.1271658333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11221" calcext:value-type="float">
            <text:p>6.611221</text:p>
          </table:table-cell>
          <table:table-cell office:value-type="float" office:value="7.132273" calcext:value-type="float">
            <text:p>7.13227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596837" calcext:value-type="float">
            <text:p>6.596837</text:p>
          </table:table-cell>
          <table:table-cell office:value-type="float" office:value="7.13748378" calcext:value-type="float">
            <text:p>7.13748378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583765" calcext:value-type="float">
            <text:p>6.583765</text:p>
          </table:table-cell>
          <table:table-cell office:value-type="float" office:value="7.1427904533" calcext:value-type="float">
            <text:p>7.142790453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572166" calcext:value-type="float">
            <text:p>6.572166</text:p>
          </table:table-cell>
          <table:table-cell office:value-type="float" office:value="7.1481842733" calcext:value-type="float">
            <text:p>7.148184273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562232" calcext:value-type="float">
            <text:p>6.562232</text:p>
          </table:table-cell>
          <table:table-cell office:value-type="float" office:value="7.15365542" calcext:value-type="float">
            <text:p>7.1536554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554208" calcext:value-type="float">
            <text:p>6.554208</text:p>
          </table:table-cell>
          <table:table-cell office:value-type="float" office:value="7.1591927933" calcext:value-type="float">
            <text:p>7.1591927933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548512" calcext:value-type="float">
            <text:p>6.548512</text:p>
          </table:table-cell>
          <table:table-cell office:value-type="float" office:value="7.16478366" calcext:value-type="float">
            <text:p>7.16478366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547099" calcext:value-type="float">
            <text:p>6.547099</text:p>
          </table:table-cell>
          <table:table-cell office:value-type="float" office:value="7.1704125" calcext:value-type="float">
            <text:p>7.170412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535831" calcext:value-type="float">
            <text:p>6.535831</text:p>
          </table:table-cell>
          <table:table-cell office:value-type="float" office:value="7.17605076" calcext:value-type="float">
            <text:p>7.1760507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540442" calcext:value-type="float">
            <text:p>6.540442</text:p>
          </table:table-cell>
          <table:table-cell office:value-type="float" office:value="7.18176414" calcext:value-type="float">
            <text:p>7.18176414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544624" calcext:value-type="float">
            <text:p>6.544624</text:p>
          </table:table-cell>
          <table:table-cell office:value-type="float" office:value="7.18744678" calcext:value-type="float">
            <text:p>7.18744678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551117" calcext:value-type="float">
            <text:p>6.551117</text:p>
          </table:table-cell>
          <table:table-cell office:value-type="float" office:value="7.19310154" calcext:value-type="float">
            <text:p>7.19310154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560152" calcext:value-type="float">
            <text:p>6.560152</text:p>
          </table:table-cell>
          <table:table-cell office:value-type="float" office:value="7.1987130133" calcext:value-type="float">
            <text:p>7.1987130133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571678" calcext:value-type="float">
            <text:p>6.571678</text:p>
          </table:table-cell>
          <table:table-cell office:value-type="float" office:value="7.2042642533" calcext:value-type="float">
            <text:p>7.2042642533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585507" calcext:value-type="float">
            <text:p>6.585507</text:p>
          </table:table-cell>
          <table:table-cell office:value-type="float" office:value="7.2097386533" calcext:value-type="float">
            <text:p>7.2097386533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01347" calcext:value-type="float">
            <text:p>6.601347</text:p>
          </table:table-cell>
          <table:table-cell office:value-type="float" office:value="7.21512086" calcext:value-type="float">
            <text:p>7.21512086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18819" calcext:value-type="float">
            <text:p>6.618819</text:p>
          </table:table-cell>
          <table:table-cell office:value-type="float" office:value="7.2203974667" calcext:value-type="float">
            <text:p>7.2203974667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37484" calcext:value-type="float">
            <text:p>6.637484</text:p>
          </table:table-cell>
          <table:table-cell office:value-type="float" office:value="7.2255575933" calcext:value-type="float">
            <text:p>7.225557593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56865" calcext:value-type="float">
            <text:p>6.656865</text:p>
          </table:table-cell>
          <table:table-cell office:value-type="float" office:value="7.2305932867" calcext:value-type="float">
            <text:p>7.2305932867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76474" calcext:value-type="float">
            <text:p>6.676474</text:p>
          </table:table-cell>
          <table:table-cell office:value-type="float" office:value="7.2354997733" calcext:value-type="float">
            <text:p>7.2354997733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9584" calcext:value-type="float">
            <text:p>6.69584</text:p>
          </table:table-cell>
          <table:table-cell office:value-type="float" office:value="7.2402755333" calcext:value-type="float">
            <text:p>7.2402755333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14527" calcext:value-type="float">
            <text:p>6.714527</text:p>
          </table:table-cell>
          <table:table-cell office:value-type="float" office:value="7.2449221867" calcext:value-type="float">
            <text:p>7.244922186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32149" calcext:value-type="float">
            <text:p>6.732149</text:p>
          </table:table-cell>
          <table:table-cell office:value-type="float" office:value="7.24944426" calcext:value-type="float">
            <text:p>7.24944426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48379" calcext:value-type="float">
            <text:p>6.748379</text:p>
          </table:table-cell>
          <table:table-cell office:value-type="float" office:value="7.2538488533" calcext:value-type="float">
            <text:p>7.253848853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62952" calcext:value-type="float">
            <text:p>6.762952</text:p>
          </table:table-cell>
          <table:table-cell office:value-type="float" office:value="7.2581452467" calcext:value-type="float">
            <text:p>7.2581452467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75664" calcext:value-type="float">
            <text:p>6.775664</text:p>
          </table:table-cell>
          <table:table-cell office:value-type="float" office:value="7.2623444867" calcext:value-type="float">
            <text:p>7.262344486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86372" calcext:value-type="float">
            <text:p>6.786372</text:p>
          </table:table-cell>
          <table:table-cell office:value-type="float" office:value="7.26645898" calcext:value-type="float">
            <text:p>7.2664589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94984" calcext:value-type="float">
            <text:p>6.794984</text:p>
          </table:table-cell>
          <table:table-cell office:value-type="float" office:value="7.2705020867" calcext:value-type="float">
            <text:p>7.2705020867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801458" calcext:value-type="float">
            <text:p>6.801458</text:p>
          </table:table-cell>
          <table:table-cell office:value-type="float" office:value="7.27448778" calcext:value-type="float">
            <text:p>7.27448778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05783" calcext:value-type="float">
            <text:p>6.805783</text:p>
          </table:table-cell>
          <table:table-cell office:value-type="float" office:value="7.2784303133" calcext:value-type="float">
            <text:p>7.2784303133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07977" calcext:value-type="float">
            <text:p>6.807977</text:p>
          </table:table-cell>
          <table:table-cell office:value-type="float" office:value="7.2823440133" calcext:value-type="float">
            <text:p>7.282344013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808065" calcext:value-type="float">
            <text:p>6.808065</text:p>
          </table:table-cell>
          <table:table-cell office:value-type="float" office:value="7.2862430867" calcext:value-type="float">
            <text:p>7.286243086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06073" calcext:value-type="float">
            <text:p>6.806073</text:p>
          </table:table-cell>
          <table:table-cell office:value-type="float" office:value="7.2901415733" calcext:value-type="float">
            <text:p>7.2901415733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02014" calcext:value-type="float">
            <text:p>6.802014</text:p>
          </table:table-cell>
          <table:table-cell office:value-type="float" office:value="7.29405334" calcext:value-type="float">
            <text:p>7.29405334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95888" calcext:value-type="float">
            <text:p>6.795888</text:p>
          </table:table-cell>
          <table:table-cell office:value-type="float" office:value="7.2979921667" calcext:value-type="float">
            <text:p>7.297992166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8768" calcext:value-type="float">
            <text:p>6.78768</text:p>
          </table:table-cell>
          <table:table-cell office:value-type="float" office:value="7.3019718333" calcext:value-type="float">
            <text:p>7.3019718333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77379" calcext:value-type="float">
            <text:p>6.777379</text:p>
          </table:table-cell>
          <table:table-cell office:value-type="float" office:value="7.30600622" calcext:value-type="float">
            <text:p>7.30600622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64987" calcext:value-type="float">
            <text:p>6.764987</text:p>
          </table:table-cell>
          <table:table-cell office:value-type="float" office:value="7.31010928" calcext:value-type="float">
            <text:p>7.31010928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50553" calcext:value-type="float">
            <text:p>6.750553</text:p>
          </table:table-cell>
          <table:table-cell office:value-type="float" office:value="7.3142949533" calcext:value-type="float">
            <text:p>7.3142949533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34191" calcext:value-type="float">
            <text:p>6.734191</text:p>
          </table:table-cell>
          <table:table-cell office:value-type="float" office:value="7.3185768533" calcext:value-type="float">
            <text:p>7.3185768533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16113" calcext:value-type="float">
            <text:p>6.716113</text:p>
          </table:table-cell>
          <table:table-cell office:value-type="float" office:value="7.3229678333" calcext:value-type="float">
            <text:p>7.322967833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9664" calcext:value-type="float">
            <text:p>6.69664</text:p>
          </table:table-cell>
          <table:table-cell office:value-type="float" office:value="7.3274793333" calcext:value-type="float">
            <text:p>7.327479333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76214" calcext:value-type="float">
            <text:p>6.676214</text:p>
          </table:table-cell>
          <table:table-cell office:value-type="float" office:value="7.3321206533" calcext:value-type="float">
            <text:p>7.3321206533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55374" calcext:value-type="float">
            <text:p>6.655374</text:p>
          </table:table-cell>
          <table:table-cell office:value-type="float" office:value="7.3368981467" calcext:value-type="float">
            <text:p>7.336898146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34725" calcext:value-type="float">
            <text:p>6.634725</text:p>
          </table:table-cell>
          <table:table-cell office:value-type="float" office:value="7.3418145733" calcext:value-type="float">
            <text:p>7.3418145733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14879" calcext:value-type="float">
            <text:p>6.614879</text:p>
          </table:table-cell>
          <table:table-cell office:value-type="float" office:value="7.34686866" calcext:value-type="float">
            <text:p>7.34686866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596378" calcext:value-type="float">
            <text:p>6.596378</text:p>
          </table:table-cell>
          <table:table-cell office:value-type="float" office:value="7.3520550533" calcext:value-type="float">
            <text:p>7.3520550533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79614" calcext:value-type="float">
            <text:p>6.579614</text:p>
          </table:table-cell>
          <table:table-cell office:value-type="float" office:value="7.3573647867" calcext:value-type="float">
            <text:p>7.3573647867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564732" calcext:value-type="float">
            <text:p>6.564732</text:p>
          </table:table-cell>
          <table:table-cell office:value-type="float" office:value="7.36278628" calcext:value-type="float">
            <text:p>7.36278628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55153" calcext:value-type="float">
            <text:p>6.55153</text:p>
          </table:table-cell>
          <table:table-cell office:value-type="float" office:value="7.3683069867" calcext:value-type="float">
            <text:p>7.3683069867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539255" calcext:value-type="float">
            <text:p>6.539255</text:p>
          </table:table-cell>
          <table:table-cell office:value-type="float" office:value="7.3739157067" calcext:value-type="float">
            <text:p>7.373915706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526076" calcext:value-type="float">
            <text:p>6.526076</text:p>
          </table:table-cell>
          <table:table-cell office:value-type="float" office:value="7.37960626" calcext:value-type="float">
            <text:p>7.37960626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506971" calcext:value-type="float">
            <text:p>6.506971</text:p>
          </table:table-cell>
          <table:table-cell office:value-type="float" office:value="7.3853846733" calcext:value-type="float">
            <text:p>7.385384673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460345" calcext:value-type="float">
            <text:p>6.460345</text:p>
          </table:table-cell>
          <table:table-cell office:value-type="float" office:value="7.3912904533" calcext:value-type="float">
            <text:p>7.391290453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797529" calcext:value-type="float">
            <text:p>5.797529</text:p>
          </table:table-cell>
          <table:table-cell office:value-type="float" office:value="7.3975070733" calcext:value-type="float">
            <text:p>7.3975070733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00511" calcext:value-type="float">
            <text:p>6.700511</text:p>
          </table:table-cell>
          <table:table-cell office:value-type="float" office:value="7.4081424667" calcext:value-type="float">
            <text:p>7.408142466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31886" calcext:value-type="float">
            <text:p>6.631886</text:p>
          </table:table-cell>
          <table:table-cell office:value-type="float" office:value="7.41275798" calcext:value-type="float">
            <text:p>7.41275798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16257" calcext:value-type="float">
            <text:p>6.616257</text:p>
          </table:table-cell>
          <table:table-cell office:value-type="float" office:value="7.4178309933" calcext:value-type="float">
            <text:p>7.417830993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613575" calcext:value-type="float">
            <text:p>6.613575</text:p>
          </table:table-cell>
          <table:table-cell office:value-type="float" office:value="7.4230082" calcext:value-type="float">
            <text:p>7.4230082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16861" calcext:value-type="float">
            <text:p>6.616861</text:p>
          </table:table-cell>
          <table:table-cell office:value-type="float" office:value="7.4282032867" calcext:value-type="float">
            <text:p>7.4282032867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23876" calcext:value-type="float">
            <text:p>6.623876</text:p>
          </table:table-cell>
          <table:table-cell office:value-type="float" office:value="7.4333764667" calcext:value-type="float">
            <text:p>7.4333764667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633578" calcext:value-type="float">
            <text:p>6.633578</text:p>
          </table:table-cell>
          <table:table-cell office:value-type="float" office:value="7.43850288" calcext:value-type="float">
            <text:p>7.43850288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45298" calcext:value-type="float">
            <text:p>6.645298</text:p>
          </table:table-cell>
          <table:table-cell office:value-type="float" office:value="7.4435646133" calcext:value-type="float">
            <text:p>7.4435646133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58486" calcext:value-type="float">
            <text:p>6.658486</text:p>
          </table:table-cell>
          <table:table-cell office:value-type="float" office:value="7.4485482133" calcext:value-type="float">
            <text:p>7.448548213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72649" calcext:value-type="float">
            <text:p>6.672649</text:p>
          </table:table-cell>
          <table:table-cell office:value-type="float" office:value="7.4534438933" calcext:value-type="float">
            <text:p>7.4534438933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87348" calcext:value-type="float">
            <text:p>6.687348</text:p>
          </table:table-cell>
          <table:table-cell office:value-type="float" office:value="7.4582451533" calcext:value-type="float">
            <text:p>7.4582451533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02212" calcext:value-type="float">
            <text:p>6.702212</text:p>
          </table:table-cell>
          <table:table-cell office:value-type="float" office:value="7.46294842" calcext:value-type="float">
            <text:p>7.46294842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16952" calcext:value-type="float">
            <text:p>6.716952</text:p>
          </table:table-cell>
          <table:table-cell office:value-type="float" office:value="7.4675525933" calcext:value-type="float">
            <text:p>7.4675525933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31357" calcext:value-type="float">
            <text:p>6.731357</text:p>
          </table:table-cell>
          <table:table-cell office:value-type="float" office:value="7.4720585" calcext:value-type="float">
            <text:p>7.472058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45277" calcext:value-type="float">
            <text:p>6.745277</text:p>
          </table:table-cell>
          <table:table-cell office:value-type="float" office:value="7.4764683733" calcext:value-type="float">
            <text:p>7.476468373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58588" calcext:value-type="float">
            <text:p>6.758588</text:p>
          </table:table-cell>
          <table:table-cell office:value-type="float" office:value="7.4807854467" calcext:value-type="float">
            <text:p>7.4807854467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71165" calcext:value-type="float">
            <text:p>6.771165</text:p>
          </table:table-cell>
          <table:table-cell office:value-type="float" office:value="7.48501378" calcext:value-type="float">
            <text:p>7.48501378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82848" calcext:value-type="float">
            <text:p>6.782848</text:p>
          </table:table-cell>
          <table:table-cell office:value-type="float" office:value="7.4891582667" calcext:value-type="float">
            <text:p>7.489158266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793428" calcext:value-type="float">
            <text:p>6.793428</text:p>
          </table:table-cell>
          <table:table-cell office:value-type="float" office:value="7.4932248667" calcext:value-type="float">
            <text:p>7.493224866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802649" calcext:value-type="float">
            <text:p>6.802649</text:p>
          </table:table-cell>
          <table:table-cell office:value-type="float" office:value="7.4972209333" calcext:value-type="float">
            <text:p>7.497220933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810218" calcext:value-type="float">
            <text:p>6.810218</text:p>
          </table:table-cell>
          <table:table-cell office:value-type="float" office:value="7.5011555267" calcext:value-type="float">
            <text:p>7.501155526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815834" calcext:value-type="float">
            <text:p>6.815834</text:p>
          </table:table-cell>
          <table:table-cell office:value-type="float" office:value="7.50503966" calcext:value-type="float">
            <text:p>7.50503966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819218" calcext:value-type="float">
            <text:p>6.819218</text:p>
          </table:table-cell>
          <table:table-cell office:value-type="float" office:value="7.5088863533" calcext:value-type="float">
            <text:p>7.5088863533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20145" calcext:value-type="float">
            <text:p>6.820145</text:p>
          </table:table-cell>
          <table:table-cell office:value-type="float" office:value="7.5127104867" calcext:value-type="float">
            <text:p>7.5127104867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18472" calcext:value-type="float">
            <text:p>6.818472</text:p>
          </table:table-cell>
          <table:table-cell office:value-type="float" office:value="7.51652844" calcext:value-type="float">
            <text:p>7.51652844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14151" calcext:value-type="float">
            <text:p>6.814151</text:p>
          </table:table-cell>
          <table:table-cell office:value-type="float" office:value="7.5203575467" calcext:value-type="float">
            <text:p>7.520357546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07235" calcext:value-type="float">
            <text:p>6.807235</text:p>
          </table:table-cell>
          <table:table-cell office:value-type="float" office:value="7.52421546" calcext:value-type="float">
            <text:p>7.52421546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97877" calcext:value-type="float">
            <text:p>6.797877</text:p>
          </table:table-cell>
          <table:table-cell office:value-type="float" office:value="7.52811948" calcext:value-type="float">
            <text:p>7.52811948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786308" calcext:value-type="float">
            <text:p>6.786308</text:p>
          </table:table-cell>
          <table:table-cell office:value-type="float" office:value="7.5320858867" calcext:value-type="float">
            <text:p>7.5320858867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72816" calcext:value-type="float">
            <text:p>6.772816</text:p>
          </table:table-cell>
          <table:table-cell office:value-type="float" office:value="7.53612942" calcext:value-type="float">
            <text:p>7.53612942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5772" calcext:value-type="float">
            <text:p>6.75772</text:p>
          </table:table-cell>
          <table:table-cell office:value-type="float" office:value="7.5402629" calcext:value-type="float">
            <text:p>7.5402629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41346" calcext:value-type="float">
            <text:p>6.741346</text:p>
          </table:table-cell>
          <table:table-cell office:value-type="float" office:value="7.54449702" calcext:value-type="float">
            <text:p>7.54449702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24008" calcext:value-type="float">
            <text:p>6.724008</text:p>
          </table:table-cell>
          <table:table-cell office:value-type="float" office:value="7.5488403" calcext:value-type="float">
            <text:p>7.5488403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05996" calcext:value-type="float">
            <text:p>6.705996</text:p>
          </table:table-cell>
          <table:table-cell office:value-type="float" office:value="7.5532991667" calcext:value-type="float">
            <text:p>7.5532991667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87579" calcext:value-type="float">
            <text:p>6.687579</text:p>
          </table:table-cell>
          <table:table-cell office:value-type="float" office:value="7.5578781133" calcext:value-type="float">
            <text:p>7.5578781133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69016" calcext:value-type="float">
            <text:p>6.669016</text:p>
          </table:table-cell>
          <table:table-cell office:value-type="float" office:value="7.56257984" calcext:value-type="float">
            <text:p>7.56257984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50566" calcext:value-type="float">
            <text:p>6.650566</text:p>
          </table:table-cell>
          <table:table-cell office:value-type="float" office:value="7.56740532" calcext:value-type="float">
            <text:p>7.56740532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32508" calcext:value-type="float">
            <text:p>6.632508</text:p>
          </table:table-cell>
          <table:table-cell office:value-type="float" office:value="7.5723538" calcext:value-type="float">
            <text:p>7.5723538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15156" calcext:value-type="float">
            <text:p>6.615156</text:p>
          </table:table-cell>
          <table:table-cell office:value-type="float" office:value="7.5774226667" calcext:value-type="float">
            <text:p>7.5774226667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98867" calcext:value-type="float">
            <text:p>6.598867</text:p>
          </table:table-cell>
          <table:table-cell office:value-type="float" office:value="7.5826072133" calcext:value-type="float">
            <text:p>7.582607213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84038" calcext:value-type="float">
            <text:p>6.584038</text:p>
          </table:table-cell>
          <table:table-cell office:value-type="float" office:value="7.5879003533" calcext:value-type="float">
            <text:p>7.5879003533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571116" calcext:value-type="float">
            <text:p>6.571116</text:p>
          </table:table-cell>
          <table:table-cell office:value-type="float" office:value="7.5932923533" calcext:value-type="float">
            <text:p>7.5932923533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560603" calcext:value-type="float">
            <text:p>6.560603</text:p>
          </table:table-cell>
          <table:table-cell office:value-type="float" office:value="7.5987705" calcext:value-type="float">
            <text:p>7.598770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553161" calcext:value-type="float">
            <text:p>6.553161</text:p>
          </table:table-cell>
          <table:table-cell office:value-type="float" office:value="7.6043187333" calcext:value-type="float">
            <text:p>7.6043187333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550105" calcext:value-type="float">
            <text:p>6.550105</text:p>
          </table:table-cell>
          <table:table-cell office:value-type="float" office:value="7.60991658" calcext:value-type="float">
            <text:p>7.60991658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558516" calcext:value-type="float">
            <text:p>6.558516</text:p>
          </table:table-cell>
          <table:table-cell office:value-type="float" office:value="7.6155348" calcext:value-type="float">
            <text:p>7.6155348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506724" calcext:value-type="float">
            <text:p>6.506724</text:p>
          </table:table-cell>
          <table:table-cell office:value-type="float" office:value="7.6210969467" calcext:value-type="float">
            <text:p>7.621096946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538412" calcext:value-type="float">
            <text:p>6.538412</text:p>
          </table:table-cell>
          <table:table-cell office:value-type="float" office:value="7.6270043733" calcext:value-type="float">
            <text:p>7.6270043733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53082" calcext:value-type="float">
            <text:p>6.553082</text:p>
          </table:table-cell>
          <table:table-cell office:value-type="float" office:value="7.6327005467" calcext:value-type="float">
            <text:p>7.6327005467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572325" calcext:value-type="float">
            <text:p>6.572325</text:p>
          </table:table-cell>
          <table:table-cell office:value-type="float" office:value="7.63829892" calcext:value-type="float">
            <text:p>7.63829892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00233" calcext:value-type="float">
            <text:p>6.600233</text:p>
          </table:table-cell>
          <table:table-cell office:value-type="float" office:value="7.6437690067" calcext:value-type="float">
            <text:p>7.643769006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4113" calcext:value-type="float">
            <text:p>6.64113</text:p>
          </table:table-cell>
          <table:table-cell office:value-type="float" office:value="7.64905304" calcext:value-type="float">
            <text:p>7.64905304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01003" calcext:value-type="float">
            <text:p>6.701003</text:p>
          </table:table-cell>
          <table:table-cell office:value-type="float" office:value="7.6540644267" calcext:value-type="float">
            <text:p>7.654064426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88099" calcext:value-type="float">
            <text:p>6.788099</text:p>
          </table:table-cell>
          <table:table-cell office:value-type="float" office:value="7.65867666" calcext:value-type="float">
            <text:p>7.65867666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913125" calcext:value-type="float">
            <text:p>6.913125</text:p>
          </table:table-cell>
          <table:table-cell office:value-type="float" office:value="7.6627082533" calcext:value-type="float">
            <text:p>7.662708253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088819" calcext:value-type="float">
            <text:p>7.088819</text:p>
          </table:table-cell>
          <table:table-cell office:value-type="float" office:value="7.66590634" calcext:value-type="float">
            <text:p>7.66590634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328614" calcext:value-type="float">
            <text:p>7.328614</text:p>
          </table:table-cell>
          <table:table-cell office:value-type="float" office:value="7.6679331333" calcext:value-type="float">
            <text:p>7.667933133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644311" calcext:value-type="float">
            <text:p>7.644311</text:p>
          </table:table-cell>
          <table:table-cell office:value-type="float" office:value="7.6683612933" calcext:value-type="float">
            <text:p>7.6683612933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043064" calcext:value-type="float">
            <text:p>8.043064</text:p>
          </table:table-cell>
          <table:table-cell office:value-type="float" office:value="7.6666848067" calcext:value-type="float">
            <text:p>7.6666848067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524409" calcext:value-type="float">
            <text:p>8.524409</text:p>
          </table:table-cell>
          <table:table-cell office:value-type="float" office:value="7.6623499667" calcext:value-type="float">
            <text:p>7.6623499667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.078182" calcext:value-type="float">
            <text:p>9.078182</text:p>
          </table:table-cell>
          <table:table-cell office:value-type="float" office:value="7.65480616" calcext:value-type="float">
            <text:p>7.65480616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.683832" calcext:value-type="float">
            <text:p>9.683832</text:p>
          </table:table-cell>
          <table:table-cell office:value-type="float" office:value="7.6435705333" calcext:value-type="float">
            <text:p>7.6435705333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.311049" calcext:value-type="float">
            <text:p>10.311049</text:p>
          </table:table-cell>
          <table:table-cell office:value-type="float" office:value="7.62829724" calcext:value-type="float">
            <text:p>7.62829724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.921202" calcext:value-type="float">
            <text:p>10.921202</text:p>
          </table:table-cell>
          <table:table-cell office:value-type="float" office:value="7.6088425" calcext:value-type="float">
            <text:p>7.608842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1.46887" calcext:value-type="float">
            <text:p>11.46887</text:p>
          </table:table-cell>
          <table:table-cell office:value-type="float" office:value="7.5853200733" calcext:value-type="float">
            <text:p>7.5853200733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.90282" calcext:value-type="float">
            <text:p>11.90282</text:p>
          </table:table-cell>
          <table:table-cell office:value-type="float" office:value="7.5581465267" calcext:value-type="float">
            <text:p>7.558146526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2.165701" calcext:value-type="float">
            <text:p>12.165701</text:p>
          </table:table-cell>
          <table:table-cell office:value-type="float" office:value="7.52807998" calcext:value-type="float">
            <text:p>7.52807998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2.191479" calcext:value-type="float">
            <text:p>12.191479</text:p>
          </table:table-cell>
          <table:table-cell office:value-type="float" office:value="7.4962608933" calcext:value-type="float">
            <text:p>7.4962608933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.89855" calcext:value-type="float">
            <text:p>11.89855</text:p>
          </table:table-cell>
          <table:table-cell office:value-type="float" office:value="7.4642699533" calcext:value-type="float">
            <text:p>7.4642699533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.172927" calcext:value-type="float">
            <text:p>11.172927</text:p>
          </table:table-cell>
          <table:table-cell office:value-type="float" office:value="7.4342318733" calcext:value-type="float">
            <text:p>7.4342318733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9.82183" calcext:value-type="float">
            <text:p>9.82183</text:p>
          </table:table-cell>
          <table:table-cell office:value-type="float" office:value="7.40903128" calcext:value-type="float">
            <text:p>7.40903128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float" office:value="7.392838" calcext:value-type="float">
            <text:p>7.39283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392838" calcext:value-type="float">
            <text:p>7.3928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55:29.633861018</dc:date>
    <meta:document-statistic meta:table-count="1" meta:cell-count="3045" meta:object-count="0"/>
    <meta:generator>LibreOffice/4.2.7.2$Linux_X86_64 LibreOffice_project/420m0$Build-2</meta:generator>
  </office:meta>
</office:document-meta>
</file>